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1"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203"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8"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29"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0"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1"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8"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9"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3"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7"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style:font-name="Liberation Serif" fo:font-size="12pt" style:text-underline-style="none" fo:font-weight="normal" officeooo:rsid="01e18895" officeooo:paragraph-rsid="0096e211"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7"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center" style:justify-single-word="false"/>
      <style:text-properties style:font-name="Liberation Serif" fo:font-size="12pt" fo:font-weight="normal" officeooo:paragraph-rsid="015c6710"/>
    </style:style>
    <style:style style:name="P290"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19" style:family="paragraph" style:parent-style-name="Standard">
      <style:paragraph-properties fo:text-align="start" style:justify-single-word="false"/>
      <style:text-properties officeooo:paragraph-rsid="00c20060"/>
    </style:style>
    <style:style style:name="P320" style:family="paragraph" style:parent-style-name="Standard">
      <style:paragraph-properties fo:text-align="start" style:justify-single-word="false"/>
      <style:text-properties officeooo:paragraph-rsid="01403150"/>
    </style:style>
    <style:style style:name="P32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2"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3"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6"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87"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8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1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6" style:family="paragraph" style:parent-style-name="Standard">
      <style:paragraph-properties fo:text-align="center" style:justify-single-word="false"/>
      <style:text-properties officeooo:paragraph-rsid="007e6070"/>
    </style:style>
    <style:style style:name="P427" style:family="paragraph" style:parent-style-name="Standard">
      <style:paragraph-properties fo:text-align="center" style:justify-single-word="false"/>
      <style:text-properties officeooo:paragraph-rsid="009e45dd"/>
    </style:style>
    <style:style style:name="P428" style:family="paragraph" style:parent-style-name="Standard">
      <style:paragraph-properties fo:text-align="center" style:justify-single-word="false"/>
      <style:text-properties officeooo:paragraph-rsid="00a36996"/>
    </style:style>
    <style:style style:name="P429" style:family="paragraph" style:parent-style-name="Standard">
      <style:paragraph-properties fo:text-align="center" style:justify-single-word="false"/>
      <style:text-properties officeooo:paragraph-rsid="00ac631a"/>
    </style:style>
    <style:style style:name="P430" style:family="paragraph" style:parent-style-name="Standard">
      <style:paragraph-properties fo:text-align="center" style:justify-single-word="false"/>
      <style:text-properties officeooo:paragraph-rsid="00b5f856"/>
    </style:style>
    <style:style style:name="P431" style:family="paragraph" style:parent-style-name="Standard">
      <style:paragraph-properties fo:text-align="center" style:justify-single-word="false"/>
      <style:text-properties officeooo:paragraph-rsid="00b8d30e"/>
    </style:style>
    <style:style style:name="P432" style:family="paragraph" style:parent-style-name="Standard">
      <style:paragraph-properties fo:text-align="center" style:justify-single-word="false"/>
      <style:text-properties officeooo:paragraph-rsid="00be9893"/>
    </style:style>
    <style:style style:name="P433" style:family="paragraph" style:parent-style-name="Standard">
      <style:paragraph-properties fo:text-align="center" style:justify-single-word="false"/>
      <style:text-properties officeooo:paragraph-rsid="00c20060"/>
    </style:style>
    <style:style style:name="P434" style:family="paragraph" style:parent-style-name="Standard">
      <style:paragraph-properties fo:text-align="center" style:justify-single-word="false"/>
      <style:text-properties officeooo:paragraph-rsid="00dca49b"/>
    </style:style>
    <style:style style:name="P435" style:family="paragraph" style:parent-style-name="Standard">
      <style:paragraph-properties fo:text-align="center" style:justify-single-word="false"/>
      <style:text-properties officeooo:paragraph-rsid="01435818"/>
    </style:style>
    <style:style style:name="P436" style:family="paragraph" style:parent-style-name="Standard">
      <style:paragraph-properties fo:text-align="center" style:justify-single-word="false"/>
      <style:text-properties officeooo:paragraph-rsid="014950c1"/>
    </style:style>
    <style:style style:name="P437" style:family="paragraph" style:parent-style-name="Standard">
      <style:paragraph-properties fo:text-align="center" style:justify-single-word="false"/>
      <style:text-properties officeooo:paragraph-rsid="013bf306"/>
    </style:style>
    <style:style style:name="P438" style:family="paragraph" style:parent-style-name="Standard">
      <style:paragraph-properties fo:text-align="center" style:justify-single-word="false"/>
      <style:text-properties officeooo:paragraph-rsid="013988ab"/>
    </style:style>
    <style:style style:name="P439" style:family="paragraph" style:parent-style-name="Standard">
      <style:paragraph-properties fo:text-align="center" style:justify-single-word="false"/>
      <style:text-properties officeooo:paragraph-rsid="014626e3"/>
    </style:style>
    <style:style style:name="P440"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1" style:family="paragraph" style:parent-style-name="Standard">
      <style:text-properties fo:color="#a31515" loext:opacity="100%" style:font-name="Liberation Serif" fo:background-color="#fffffe"/>
    </style:style>
    <style:style style:name="P442" style:family="paragraph" style:parent-style-name="Standard">
      <style:paragraph-properties fo:text-align="start" style:justify-single-word="false"/>
      <style:text-properties fo:color="#a31515" loext:opacity="100%" style:font-name="Liberation Serif" fo:background-color="#fffffe"/>
    </style:style>
    <style:style style:name="P443"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4"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5" style:family="paragraph" style:parent-style-name="Standard">
      <style:text-properties fo:color="#a31515" loext:opacity="100%" style:font-name="Liberation Serif" officeooo:paragraph-rsid="01252fab" fo:background-color="#fffffe"/>
    </style:style>
    <style:style style:name="P446"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47"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48"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49"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0" style:family="paragraph" style:parent-style-name="Standard" style:list-style-name="L1">
      <style:paragraph-properties fo:text-align="start" style:justify-single-word="false"/>
      <style:text-properties officeooo:paragraph-rsid="0035cda4"/>
    </style:style>
    <style:style style:name="P451" style:family="paragraph" style:parent-style-name="Standard" style:list-style-name="L10">
      <style:paragraph-properties fo:text-align="start" style:justify-single-word="false"/>
      <style:text-properties officeooo:paragraph-rsid="014eaed4"/>
    </style:style>
    <style:style style:name="P45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4"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6"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57"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58"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59"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60"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1" style:family="paragraph" style:parent-style-name="Standard" style:list-style-name="L1">
      <style:paragraph-properties fo:text-align="start" style:justify-single-word="false"/>
      <style:text-properties officeooo:rsid="017a066c" officeooo:paragraph-rsid="017a066c"/>
    </style:style>
    <style:style style:name="P462"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5"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6"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67"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68"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69"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0"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1" style:family="paragraph" style:parent-style-name="Standard">
      <style:paragraph-properties fo:text-align="start" style:justify-single-word="false"/>
      <style:text-properties style:font-name="Liberation Serif" fo:font-size="12pt" style:text-underline-style="none" fo:font-weight="normal" officeooo:rsid="01eb6a4b" officeooo:paragraph-rsid="0010f148" style:font-size-asian="10.5pt" style:font-weight-asian="normal" style:font-size-complex="12pt" style:font-weight-complex="normal"/>
    </style:style>
    <style:style style:name="P47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c20060" style:font-size-asian="10.5pt" style:font-weight-asian="normal" style:font-size-complex="12pt" style:font-weight-complex="normal"/>
    </style:style>
    <style:style style:name="P473"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4"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5"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76"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77"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72d04c" fo:background-color="#fffffe" loext:char-shading-value="0"/>
    </style:style>
    <style:style style:name="T31" style:family="text">
      <style:text-properties fo:color="#000000" loext:opacity="100%" officeooo:rsid="0009c32a" fo:background-color="#fffffe" loext:char-shading-value="0"/>
    </style:style>
    <style:style style:name="T32" style:family="text">
      <style:text-properties fo:color="#000000" loext:opacity="100%" officeooo:rsid="000bd12f" fo:background-color="#fffffe" loext:char-shading-value="0"/>
    </style:style>
    <style:style style:name="T33" style:family="text">
      <style:text-properties fo:color="#000000" loext:opacity="100%" officeooo:rsid="00140c0b" fo:background-color="#fffffe" loext:char-shading-value="0"/>
    </style:style>
    <style:style style:name="T34" style:family="text">
      <style:text-properties fo:color="#000000" loext:opacity="100%" officeooo:rsid="01a5c542" fo:background-color="#fffffe" loext:char-shading-value="0"/>
    </style:style>
    <style:style style:name="T35" style:family="text">
      <style:text-properties fo:color="#000000" loext:opacity="100%" officeooo:rsid="00633d13" fo:background-color="#fffffe" loext:char-shading-value="0"/>
    </style:style>
    <style:style style:name="T36" style:family="text">
      <style:text-properties fo:color="#000000" loext:opacity="100%" officeooo:rsid="01d0fd28"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c5226a"/>
    </style:style>
    <style:style style:name="T91" style:family="text">
      <style:text-properties style:font-name="Liberation Serif" officeooo:rsid="015c6710" style:font-size-asian="12pt"/>
    </style:style>
    <style:style style:name="T92"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3"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4"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5"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6" style:family="text">
      <style:text-properties officeooo:rsid="0063b86d"/>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8"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0" style:family="text">
      <style:text-properties fo:font-variant="normal" fo:text-transform="none" fo:color="#212121" loext:opacity="100%" style:font-name="Liberation Serif" fo:letter-spacing="normal" fo:font-style="normal"/>
    </style:style>
    <style:style style:name="T121" style:family="text">
      <style:text-properties fo:font-variant="normal" fo:text-transform="none" fo:color="#212121" loext:opacity="100%" style:font-name="Liberation Serif" fo:letter-spacing="normal" fo:font-style="normal" style:font-size-asian="12pt"/>
    </style:style>
    <style:style style:name="T122" style:family="text">
      <style:text-properties fo:font-variant="normal" fo:text-transform="none" fo:color="#212121" loext:opacity="100%" style:font-name="Liberation Serif" fo:letter-spacing="normal" fo:font-style="normal" style:font-size-asian="12pt" style:font-size-complex="12pt"/>
    </style:style>
    <style:style style:name="T123" style:family="text">
      <style:text-properties fo:font-variant="normal" fo:text-transform="none" fo:color="#212121" loext:opacity="100%" style:font-name="Liberation Serif" fo:letter-spacing="normal" fo:font-style="normal" officeooo:rsid="013a8c37"/>
    </style:style>
    <style:style style:name="T12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style:font-size-asian="12pt" style:font-style-asian="italic" style:font-style-complex="italic"/>
    </style:style>
    <style:style style:name="T143" style:family="text">
      <style:text-properties fo:font-variant="normal" fo:text-transform="none" fo:color="#212121" loext:opacity="100%" fo:letter-spacing="normal" fo:font-style="italic" officeooo:rsid="007e6070" style:font-style-asian="italic" style:font-style-complex="italic"/>
    </style:style>
    <style:style style:name="T144" style:family="text">
      <style:text-properties fo:font-variant="normal" fo:text-transform="none" fo:color="#212121" loext:opacity="100%" fo:letter-spacing="normal" fo:font-style="italic" officeooo:rsid="013d8868" style:font-style-asian="italic" style:font-style-complex="italic"/>
    </style:style>
    <style:style style:name="T145" style:family="text">
      <style:text-properties fo:font-variant="normal" fo:text-transform="none" fo:color="#212121" loext:opacity="100%" fo:letter-spacing="normal" fo:font-style="italic" officeooo:rsid="013bf306" style:font-style-asian="italic" style:font-style-complex="italic"/>
    </style:style>
    <style:style style:name="T146" style:family="text">
      <style:text-properties fo:font-variant="normal" fo:text-transform="none" fo:color="#212121" loext:opacity="100%" fo:letter-spacing="normal" fo:background-color="#fffffe" loext:char-shading-value="0"/>
    </style:style>
    <style:style style:name="T147" style:family="text">
      <style:text-properties fo:font-variant="normal" fo:text-transform="none" fo:color="#212121" loext:opacity="100%" fo:letter-spacing="normal" officeooo:rsid="00950782" fo:background-color="#fffffe" loext:char-shading-value="0"/>
    </style:style>
    <style:style style:name="T148" style:family="text">
      <style:text-properties fo:font-variant="normal" fo:text-transform="none" fo:color="#212121" loext:opacity="100%" fo:letter-spacing="normal" fo:font-style="normal"/>
    </style:style>
    <style:style style:name="T149" style:family="text">
      <style:text-properties fo:font-variant="normal" fo:text-transform="none" fo:color="#212121" loext:opacity="100%" fo:letter-spacing="normal" fo:font-style="normal" officeooo:rsid="014251e3"/>
    </style:style>
    <style:style style:name="T150" style:family="text">
      <style:text-properties fo:font-variant="normal" fo:text-transform="none" fo:color="#212121" loext:opacity="100%" fo:letter-spacing="normal" fo:font-style="normal" style:text-underline-style="none" officeooo:rsid="001804fe"/>
    </style:style>
    <style:style style:name="T151" style:family="text">
      <style:text-properties fo:font-variant="normal" fo:text-transform="none" fo:color="#212121" loext:opacity="100%" fo:letter-spacing="normal" fo:font-style="normal" style:text-underline-style="none" officeooo:rsid="01a10c8e"/>
    </style:style>
    <style:style style:name="T152" style:family="text">
      <style:text-properties fo:font-variant="normal" fo:text-transform="none" fo:color="#212121" loext:opacity="100%" fo:letter-spacing="normal" fo:font-style="normal" officeooo:rsid="019ef9a5"/>
    </style:style>
    <style:style style:name="T153" style:family="text">
      <style:text-properties fo:font-variant="normal" fo:text-transform="none" fo:color="#212121" loext:opacity="100%" fo:letter-spacing="normal" fo:font-style="normal" officeooo:rsid="013bf306"/>
    </style:style>
    <style:style style:name="T154" style:family="text">
      <style:text-properties fo:font-variant="normal" fo:text-transform="none" fo:color="#000000" loext:opacity="100%" fo:letter-spacing="normal" fo:font-style="normal" fo:background-color="#fffffe" loext:char-shading-value="0"/>
    </style:style>
    <style:style style:name="T155" style:family="text">
      <style:text-properties fo:font-variant="normal" fo:text-transform="none" fo:color="#000000" loext:opacity="100%" fo:letter-spacing="normal" fo:font-style="normal" officeooo:rsid="002dffd5" fo:background-color="#fffffe" loext:char-shading-value="0"/>
    </style:style>
    <style:style style:name="T156" style:family="text">
      <style:text-properties fo:font-variant="normal" fo:text-transform="none" fo:color="#000000" loext:opacity="100%" fo:letter-spacing="normal" fo:font-style="normal" officeooo:rsid="00c062c3" fo:background-color="#fffffe" loext:char-shading-value="0"/>
    </style:style>
    <style:style style:name="T157" style:family="text">
      <style:text-properties fo:font-variant="normal" fo:text-transform="none" fo:color="#000000" loext:opacity="100%" fo:letter-spacing="normal" fo:font-style="normal" officeooo:rsid="00db3da2" fo:background-color="#fffffe" loext:char-shading-value="0"/>
    </style:style>
    <style:style style:name="T158" style:family="text">
      <style:text-properties fo:font-variant="normal" fo:text-transform="none" fo:color="#000000" loext:opacity="100%" fo:letter-spacing="normal" fo:font-style="normal" officeooo:rsid="00e03f06" fo:background-color="#fffffe" loext:char-shading-value="0"/>
    </style:style>
    <style:style style:name="T159" style:family="text">
      <style:text-properties fo:font-variant="normal" fo:text-transform="none" fo:color="#000000" loext:opacity="100%" fo:letter-spacing="normal" fo:font-style="normal" officeooo:rsid="00e34249" fo:background-color="#fffffe" loext:char-shading-value="0"/>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2dffd5"/>
    </style:style>
    <style:style style:name="T171" style:family="text">
      <style:text-properties fo:font-variant="normal" fo:text-transform="none" fo:letter-spacing="normal" fo:font-style="normal" officeooo:rsid="00e03f06"/>
    </style:style>
    <style:style style:name="T172" style:family="text">
      <style:text-properties fo:font-variant="normal" fo:text-transform="none" fo:letter-spacing="normal" fo:font-style="normal" officeooo:rsid="00e34249"/>
    </style:style>
    <style:style style:name="T173" style:family="text">
      <style:text-properties fo:font-variant="normal" fo:text-transform="none" fo:letter-spacing="normal" fo:font-style="normal" officeooo:rsid="00e3f27d"/>
    </style:style>
    <style:style style:name="T174" style:family="text">
      <style:text-properties fo:font-variant="normal" fo:text-transform="none" fo:letter-spacing="normal" fo:font-style="normal" officeooo:rsid="00e5876b"/>
    </style:style>
    <style:style style:name="T175" style:family="text">
      <style:text-properties fo:font-variant="normal" fo:text-transform="none" fo:letter-spacing="normal" fo:font-style="normal" officeooo:rsid="00e301f4"/>
    </style:style>
    <style:style style:name="T176" style:family="text">
      <style:text-properties fo:font-variant="normal" fo:text-transform="none" fo:letter-spacing="normal" fo:font-style="normal" officeooo:rsid="00ea50b4"/>
    </style:style>
    <style:style style:name="T177" style:family="text">
      <style:text-properties fo:font-variant="normal" fo:text-transform="none" fo:letter-spacing="normal" fo:font-style="normal" officeooo:rsid="00ebdf59"/>
    </style:style>
    <style:style style:name="T178" style:family="text">
      <style:text-properties fo:font-variant="normal" fo:text-transform="none" fo:letter-spacing="normal" fo:font-style="normal" officeooo:rsid="0100e8ee"/>
    </style:style>
    <style:style style:name="T179" style:family="text">
      <style:text-properties fo:font-variant="normal" fo:text-transform="none" fo:letter-spacing="normal" fo:font-style="normal" officeooo:rsid="01012d80"/>
    </style:style>
    <style:style style:name="T180" style:family="text">
      <style:text-properties fo:font-variant="normal" fo:text-transform="none" fo:letter-spacing="normal" fo:font-style="normal" officeooo:rsid="01014e06"/>
    </style:style>
    <style:style style:name="T18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3" style:family="text">
      <style:text-properties officeooo:rsid="00882d25"/>
    </style:style>
    <style:style style:name="T184" style:family="text">
      <style:text-properties fo:color="#098658" loext:opacity="100%"/>
    </style:style>
    <style:style style:name="T185" style:family="text">
      <style:text-properties fo:color="#098658" loext:opacity="100%" officeooo:rsid="014ce21f"/>
    </style:style>
    <style:style style:name="T186" style:family="text">
      <style:text-properties fo:color="#098658" loext:opacity="100%" officeooo:rsid="0161b52c"/>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631a"/>
    </style:style>
    <style:style style:name="T193" style:family="text">
      <style:text-properties officeooo:rsid="00adbb8b"/>
    </style:style>
    <style:style style:name="T194" style:family="text">
      <style:text-properties officeooo:rsid="00ae3154"/>
    </style:style>
    <style:style style:name="T195" style:family="text">
      <style:text-properties officeooo:rsid="00af5d1f"/>
    </style:style>
    <style:style style:name="T196" style:family="text">
      <style:text-properties officeooo:rsid="00c6147f"/>
    </style:style>
    <style:style style:name="T197" style:family="text">
      <style:text-properties officeooo:rsid="00c7b50b"/>
    </style:style>
    <style:style style:name="T198" style:family="text">
      <style:text-properties officeooo:rsid="00c8fb84"/>
    </style:style>
    <style:style style:name="T199" style:family="text">
      <style:text-properties officeooo:rsid="00ca5029"/>
    </style:style>
    <style:style style:name="T200" style:family="text">
      <style:text-properties officeooo:rsid="00ccb628"/>
    </style:style>
    <style:style style:name="T201" style:family="text">
      <style:text-properties officeooo:rsid="00cf0387"/>
    </style:style>
    <style:style style:name="T202" style:family="text">
      <style:text-properties officeooo:rsid="00cf4dc2"/>
    </style:style>
    <style:style style:name="T203" style:family="text">
      <style:text-properties officeooo:rsid="00d07970"/>
    </style:style>
    <style:style style:name="T204" style:family="text">
      <style:text-properties officeooo:rsid="00d25607"/>
    </style:style>
    <style:style style:name="T205" style:family="text">
      <style:text-properties officeooo:rsid="00d3a72b"/>
    </style:style>
    <style:style style:name="T206" style:family="text">
      <style:text-properties officeooo:rsid="00d3d5e8"/>
    </style:style>
    <style:style style:name="T207" style:family="text">
      <style:text-properties officeooo:rsid="00d4e1cc"/>
    </style:style>
    <style:style style:name="T208" style:family="text">
      <style:text-properties officeooo:rsid="00d9de91"/>
    </style:style>
    <style:style style:name="T209" style:family="text">
      <style:text-properties officeooo:rsid="007e6070"/>
    </style:style>
    <style:style style:name="T210" style:family="text">
      <style:text-properties officeooo:rsid="008b9dde"/>
    </style:style>
    <style:style style:name="T211" style:family="text">
      <style:text-properties officeooo:rsid="00dca49b"/>
    </style:style>
    <style:style style:name="T212" style:family="text">
      <style:text-properties fo:font-style="italic" officeooo:rsid="007e6070" style:font-size-asian="12pt" style:font-style-asian="italic" style:font-style-complex="italic"/>
    </style:style>
    <style:style style:name="T213" style:family="text">
      <style:text-properties officeooo:rsid="00e1a709"/>
    </style:style>
    <style:style style:name="T214" style:family="text">
      <style:text-properties officeooo:rsid="00e301f4"/>
    </style:style>
    <style:style style:name="T215" style:family="text">
      <style:text-properties officeooo:rsid="00e7d508"/>
    </style:style>
    <style:style style:name="T216" style:family="text">
      <style:text-properties officeooo:rsid="00e8a403"/>
    </style:style>
    <style:style style:name="T217" style:family="text">
      <style:text-properties officeooo:rsid="00fa66af"/>
    </style:style>
    <style:style style:name="T218" style:family="text">
      <style:text-properties officeooo:rsid="01138bc2"/>
    </style:style>
    <style:style style:name="T219" style:family="text">
      <style:text-properties officeooo:rsid="011b4696"/>
    </style:style>
    <style:style style:name="T220" style:family="text">
      <style:text-properties officeooo:rsid="012cc2b1"/>
    </style:style>
    <style:style style:name="T221" style:family="text">
      <style:text-properties officeooo:rsid="013018a3"/>
    </style:style>
    <style:style style:name="T222" style:family="text">
      <style:text-properties style:text-underline-style="none" officeooo:rsid="015c6710" style:font-size-asian="10.5pt" style:font-weight-asian="normal" style:font-size-complex="12pt" style:font-weight-complex="normal"/>
    </style:style>
    <style:style style:name="T223" style:family="text">
      <style:text-properties style:text-underline-style="none" officeooo:rsid="000611e5"/>
    </style:style>
    <style:style style:name="T224" style:family="text">
      <style:text-properties style:text-underline-style="none" officeooo:rsid="00081de4"/>
    </style:style>
    <style:style style:name="T225" style:family="text">
      <style:text-properties style:text-underline-style="none" officeooo:rsid="0009c32a"/>
    </style:style>
    <style:style style:name="T226" style:family="text">
      <style:text-properties style:text-underline-style="none" officeooo:rsid="000beb16"/>
    </style:style>
    <style:style style:name="T227" style:family="text">
      <style:text-properties style:text-underline-style="none" officeooo:rsid="000d6d51"/>
    </style:style>
    <style:style style:name="T228" style:family="text">
      <style:text-properties style:text-underline-style="none" officeooo:rsid="013a8c37"/>
    </style:style>
    <style:style style:name="T229" style:family="text">
      <style:text-properties style:text-underline-style="none" officeooo:rsid="001804fe"/>
    </style:style>
    <style:style style:name="T230" style:family="text">
      <style:text-properties style:text-underline-style="none" officeooo:rsid="001b3cc2"/>
    </style:style>
    <style:style style:name="T231" style:family="text">
      <style:text-properties style:text-underline-style="none" officeooo:rsid="014950c1"/>
    </style:style>
    <style:style style:name="T232" style:family="text">
      <style:text-properties officeooo:rsid="014eaed4"/>
    </style:style>
    <style:style style:name="T233" style:family="text">
      <style:text-properties officeooo:rsid="0151af3e"/>
    </style:style>
    <style:style style:name="T234" style:family="text">
      <style:text-properties officeooo:rsid="01538694"/>
    </style:style>
    <style:style style:name="T235" style:family="text">
      <style:text-properties officeooo:rsid="01573b3f"/>
    </style:style>
    <style:style style:name="T236" style:family="text">
      <style:text-properties officeooo:rsid="0159b1e7"/>
    </style:style>
    <style:style style:name="T237" style:family="text">
      <style:text-properties officeooo:rsid="015c6710"/>
    </style:style>
    <style:style style:name="T238" style:family="text">
      <style:text-properties officeooo:rsid="01611a1d"/>
    </style:style>
    <style:style style:name="T239" style:family="text">
      <style:text-properties officeooo:rsid="016891ac"/>
    </style:style>
    <style:style style:name="T240" style:family="text">
      <style:text-properties loext:padding="0in" loext:border="none"/>
    </style:style>
    <style:style style:name="T241" style:family="text">
      <style:text-properties officeooo:rsid="018b60e9"/>
    </style:style>
    <style:style style:name="T242" style:family="text">
      <style:text-properties officeooo:rsid="000611e5"/>
    </style:style>
    <style:style style:name="T243" style:family="text">
      <style:text-properties officeooo:rsid="00140c0b"/>
    </style:style>
    <style:style style:name="T244" style:family="text">
      <style:text-properties officeooo:rsid="01a5c542"/>
    </style:style>
    <style:style style:name="T245" style:family="text">
      <style:text-properties officeooo:rsid="01bc7691"/>
    </style:style>
    <style:style style:name="T246" style:family="text">
      <style:text-properties officeooo:rsid="01bded3e"/>
    </style:style>
    <style:style style:name="T247" style:family="text">
      <style:text-properties officeooo:rsid="01bf1972"/>
    </style:style>
    <style:style style:name="T248" style:family="text">
      <style:text-properties officeooo:rsid="01d0fd28"/>
    </style:style>
    <style:style style:name="T249" style:family="text">
      <style:text-properties officeooo:rsid="01d1ee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STS DE CAJA NEGRA - ABM USUARIO -:</text:p>
      <text:p text:style-name="P131"/>
      <text:p text:style-name="P131"/>
      <text:p text:style-name="P132">ADD <text:span text:style-name="T101">USER</text:span>:</text:p>
      <text:p text:style-name="P132"/>
      <text:p text:style-name="P135">OUTPUTS OK:</text:p>
      <text:p text:style-name="P9"/>
      <text:p text:style-name="P290">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143"/>
      <text:p text:style-name="P155"><text:span text:style-name="T27">Input para output </text:span><text:span text:style-name="T28">OK</text:span><text:span text:style-name="T27">:</text:span></text:p>
      <text:p text:style-name="P52">{</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 <text:s/>]</text:p>
      <text:p text:style-name="P52">}</text:p>
      <text:p text:style-name="P142"/>
      <text:p text:style-name="P142"/>
      <text:p text:style-name="P291"><text:bookmark-start text:name="__DdeLink__7751_2287826655"/>Insertar usuario al momento inexistente, con todos los campos <text:span text:style-name="T98">(salvo el campo id)</text:span> y valores sintácticamente correctos, <text:span text:style-name="T1">definiendo dos roles sintácticamente correctos: </text:span><text:bookmark-end text:name="__DdeLink__7751_2287826655"/></text:p>
      <text:p text:style-name="P142"/>
      <text:p text:style-name="P145"><text:span text:style-name="T27">Input para output </text:span><text:span text:style-name="T28">OK</text:span><text:span text:style-name="T27">:</text:span></text:p>
      <text:p text:style-name="P45">{</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5">}</text:p>
      <text:p text:style-name="P141"/>
      <text:p text:style-name="P292"><text:bookmark-start text:name="__DdeLink__7753_2287826655"/>Insertar usuario con los campos mínimos admisibles, sintácticamente correctos:<text:bookmark-end text:name="__DdeLink__7753_2287826655"/></text:p>
      <text:p text:style-name="P171"/>
      <text:p text:style-name="P146"><text:span text:style-name="T27">Input para output </text:span><text:span text:style-name="T28">OK</text:span><text:span text:style-name="T27">:</text:span></text:p>
      <text:p text:style-name="P171"/>
      <text:p text:style-name="P46">{</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6">}</text:p>
      <text:p text:style-name="P140"/>
      <text:p text:style-name="P140"/>
      <text:p text:style-name="P140"/>
      <text:p text:style-name="P140"/>
      <text:p text:style-name="P140"/>
      <text:p text:style-name="P133"><text:soft-page-break/>OUTPUTS NOT OK:</text:p>
      <text:p text:style-name="P137"/>
      <text:p text:style-name="P139"/>
      <text:p text:style-name="P294"><text:bookmark-start text:name="__DdeLink__7755_2287826655"/>Insertar input <text:span text:style-name="T62">OK </text:span>con endpoint incorrecto<text:bookmark-end text:name="__DdeLink__7755_2287826655"/>:</text:p>
      <text:p text:style-name="P187"/>
      <text:list xml:id="list1391161703" text:style-name="L1">
        <text:list-item>
          <text:p text:style-name="P450"><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52">Tipo de envío: POST. </text:p>
          <text:p text:style-name="P452">Endpoint: <text:a xlink:type="simple" xlink:href="http://localhost:8040/user/addd" text:style-name="Internet_20_link" text:visited-style-name="Visited_20_Internet_20_Link">http://localhost:8040/user/addd</text:a></text:p>
          <text:p text:style-name="P453">Output:</text:p>
          <text:p text:style-name="P453">{</text:p>
        </text:list-item>
      </text:list>
      <text:p text:style-name="P2"><text:span text:style-name="T18"><text:tab/>"timestamp"</text:span>: <text:span text:style-name="T47">"2021-07-07T22:29:56.608+00:00"</text:span>,</text:p>
      <text:p text:style-name="P2"><text:span text:style-name="T18"><text:tab/>"status"</text:span>: <text:span text:style-name="T184">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194946913961863"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52">Tipo de envío: POST.</text:p>
          <text:p text:style-name="P450"><text:span text:style-name="T40">Endpoint: http://localhost:8040/user</text:span><text:span text:style-name="T41">r</text:span><text:span text:style-name="T40">/add</text:span></text:p>
          <text:p text:style-name="P454">Output:</text:p>
        </text:list-item>
      </text:list>
      <text:p text:style-name="P65"><text:tab/>{</text:p>
      <text:p text:style-name="P21"><text:span text:style-name="T18"><text:tab/>"timestamp"</text:span>: <text:span text:style-name="T47">"2021-07-07T22:29:56.608+00:00"</text:span>,</text:p>
      <text:p text:style-name="P21"><text:span text:style-name="T18"><text:tab/>"status"</text:span>: <text:span text:style-name="T184">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71"><text:tab/>}</text:p>
      <text:list xml:id="list194947413873796"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52">Tipo de envío: POST.</text:p>
          <text:p text:style-name="P450"><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61"><text:span text:style-name="T40">O</text:span><text:span text:style-name="T38">utput:</text:span></text:p>
        </text:list-item>
      </text:list>
      <text:p text:style-name="P408"><text:tab/>Could not send request</text:p>
      <text:p text:style-name="P425"><text:span text:style-name="T37"><text:tab/></text:span><text:span text:style-name="T240">Error: connect ECONNREFUSED 127.0.0.1:8041</text:span></text:p>
      <text:p text:style-name="P70"/>
      <text:list xml:id="list194948544506840"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50"><text:span text:style-name="T40">Tipo de envío: P</text:span><text:span text:style-name="T41">UT</text:span><text:span text:style-name="T40">. </text:span></text:p>
          <text:p text:style-name="P452">Endpoint: <text:a xlink:type="simple" xlink:href="http://localhost:8040/user/add" text:style-name="Internet_20_link" text:visited-style-name="Visited_20_Internet_20_Link">http://localhost:8040/user/add</text:a></text:p>
          <text:p text:style-name="P455">Output:</text:p>
          <text:p text:style-name="P455">{</text:p>
        </text:list-item>
      </text:list>
      <text:p text:style-name="P1"><text:span text:style-name="T18"><text:tab/>"timestamp"</text:span>: <text:span text:style-name="T47">"2021-07-07T22:33:48.063+00:00"</text:span>,</text:p>
      <text:p text:style-name="P1"><text:span text:style-name="T18"><text:tab/>"status"</text:span>: <text:span text:style-name="T184">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6"/>
      <text:p text:style-name="P66"/>
      <text:p text:style-name="P66"/>
      <text:p text:style-name="P66"/>
      <text:p text:style-name="P197"/>
      <text:p text:style-name="P172"/>
      <text:p text:style-name="P296"><text:bookmark-start text:name="__DdeLink__7757_2287826655"/><text:soft-page-break/><text:span text:style-name="T242">Insertar usuario con los campos mínimos admisibles sintácticamente correctos, </text:span>salvo el campo <text:span text:style-name="T7">nombre</text:span> mal definido sintácticamente:<text:bookmark-end text:name="__DdeLink__7757_2287826655"/></text:p>
      <text:p text:style-name="P193"/>
      <text:p text:style-name="P147"><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7">}</text:p>
      <text:p text:style-name="P47"/>
      <text:p text:style-name="P67">Output NOT OK</text:p>
      <text:p text:style-name="P67"/>
      <text:p text:style-name="P68">{</text:p>
      <text:p text:style-name="P2"><text:span text:style-name="T18">"timestamp"</text:span>: <text:span text:style-name="T47">"2021-07-07T22:37:36.682+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7"/>
      <text:p text:style-name="P47"/>
      <text:p text:style-name="P296"><text:bookmark-start text:name="__DdeLink__7759_2287826655"/><text:span text:style-name="T242">Insertar usuario con los campos mínimos admisibles sintácticamente correctos, </text:span>salvo el <text:span text:style-name="T6">valor del </text:span>campo <text:span text:style-name="T7">nombre</text:span> mal definido sintácticamente<text:bookmark-end text:name="__DdeLink__7759_2287826655"/>:</text:p>
      <text:p text:style-name="P193"/>
      <text:p text:style-name="P148"><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8">}</text:p>
      <text:p text:style-name="P193"/>
      <text:p text:style-name="P278">Output NOT OK</text:p>
      <text:p text:style-name="P278"/>
      <text:p text:style-name="P118">{</text:p>
      <text:p text:style-name="P1"><text:span text:style-name="T18">"timestamp"</text:span>: <text:span text:style-name="T47">"2021-07-07T22:38:59.65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97"><text:bookmark-start text:name="__DdeLink__7761_2287826655"/><text:soft-page-break/><text:span text:style-name="T242">Insertar usuario con los campos mínimos admisibles sintácticamente correctos, </text:span>salvo el campo <text:span text:style-name="T8">contraseña</text:span> mal definido sintácticamente<text:bookmark-end text:name="__DdeLink__7761_2287826655"/>:</text:p>
      <text:p text:style-name="P194"/>
      <text:p text:style-name="P149"><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9">}</text:p>
      <text:p text:style-name="P194"/>
      <text:p text:style-name="P279">Output NOT OK</text:p>
      <text:p text:style-name="P279"/>
      <text:p text:style-name="P119">{</text:p>
      <text:p text:style-name="P2"><text:span text:style-name="T18">"timestamp"</text:span>: <text:span text:style-name="T47">"2021-07-07T22:41:09.87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201"/>
      <text:p text:style-name="P297"><text:bookmark-start text:name="__DdeLink__7763_2287826655"/><text:span text:style-name="T242">Insertar usuario con los campos mínimos admisibles sintácticamente correctos, </text:span>salvo el <text:span text:style-name="T6">valor del </text:span>campo <text:span text:style-name="T8">contraseña</text:span> mal definido sintácticamente:<text:bookmark-end text:name="__DdeLink__7763_2287826655"/></text:p>
      <text:p text:style-name="P194"/>
      <text:p text:style-name="P150"><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50">}</text:p>
      <text:p text:style-name="P50"/>
      <text:p text:style-name="P69">Output NOT OK</text:p>
      <text:p text:style-name="P50"/>
      <text:p text:style-name="P50">{</text:p>
      <text:p text:style-name="P1"><text:span text:style-name="T18">"timestamp"</text:span>: <text:span text:style-name="T47">"2021-07-07T22:42:01.06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50"/>
      <text:p text:style-name="P7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02"><text:bookmark-start text:name="__DdeLink__7765_2287826655"/><text:soft-page-break/><text:span text:style-name="T242">I</text:span><text:bookmark-start text:name="__DdeLink__7774_91815360"/><text:span text:style-name="T242">nsertar usuario con </text:span><text:bookmark-end text:name="__DdeLink__7765_2287826655"/><text:span text:style-name="T248">al menos un campo no definido en la API </text:span><text:span text:style-name="T249">(campo rol en lugar de roles)</text:span><text:bookmark-end text:name="__DdeLink__7774_91815360"/></text:p>
      <text:p text:style-name="P202"/>
      <text:p text:style-name="P170"><text:span text:style-name="T27">Input para output </text:span><text:span text:style-name="T36">NOT OK</text:span><text:span text:style-name="T27">:</text:span></text:p>
      <text:p text:style-name="P202"/>
      <text:p text:style-name="P55">{</text:p>
      <text:p text:style-name="P44"><text:span text:style-name="T18"><text:tab/>"name"</text:span>:<text:span text:style-name="T47">"name13"</text:span>,</text:p>
      <text:p text:style-name="P44"><text:span text:style-name="T18"><text:tab/>"password"</text:span>:<text:span text:style-name="T47">"password13"</text:span>,</text:p>
      <text:p text:style-name="P44"><text:span text:style-name="T18"><text:tab/>"rol"</text:span>:[{<text:span text:style-name="T18">"nameRole"</text:span>:<text:span text:style-name="T47">"role1"</text:span>,<text:span text:style-name="T18">"description"</text:span>:<text:span text:style-name="T47">"desc1"</text:span>,<text:span text:style-name="T18">"users"</text:span>:[]}]</text:p>
      <text:p text:style-name="P123">}</text:p>
      <text:p text:style-name="P123"/>
      <text:p text:style-name="P125">Output NOT OK</text:p>
      <text:p text:style-name="P125"/>
      <text:p text:style-name="P124">{"error":"Mispelled field/s"}</text:p>
      <text:p text:style-name="P124"/>
      <text:p text:style-name="P126"/>
      <text:p text:style-name="P293"/>
      <text:p text:style-name="P293"/>
      <text:p text:style-name="P316"><text:span text:style-name="T223">Insertar usuario con los campos mínimos admisibles sintácticamente correctos, </text:span><text:span text:style-name="T224">salvo el </text:span><text:span text:style-name="T225">valor del </text:span><text:span text:style-name="T224">campo </text:span><text:span text:style-name="T226">roles</text:span><text:span text:style-name="T224"> mal definido sintácticamente </text:span><text:span text:style-name="T227">o semánticamente</text:span><text:span text:style-name="T224">:</text:span></text:p>
      <text:p text:style-name="P81"/>
      <text:p text:style-name="P74"/>
      <text:list xml:id="list3550629457" text:style-name="L2">
        <text:list-item>
          <text:p text:style-name="P462"><text:bookmark-start text:name="__DdeLink__7776_91815360"/>Insertar campo nombre de rol, mal definido sintácticamente:<text:bookmark-end text:name="__DdeLink__7776_91815360"/></text:p>
        </text:list-item>
      </text:list>
      <text:p text:style-name="P205"/>
      <text:p text:style-name="P151"><text:span text:style-name="T27">Input para output </text:span><text:span text:style-name="T29">NOT </text:span><text:span text:style-name="T28">OK</text:span><text:span text:style-name="T27">:</text:span></text:p>
      <text:p text:style-name="P206"/>
      <text:p text:style-name="P54"><text:tab/>{</text:p>
      <text:p text:style-name="P40"><text:span text:style-name="T18"><text:tab/>"name"</text:span>:<text:span text:style-name="T47">"name1</text:span><text:span text:style-name="T58">4</text:span><text:span text:style-name="T47">"</text:span>,</text:p>
      <text:p text:style-name="P40"><text:span text:style-name="T18"><text:tab/>"password"</text:span>:<text:span text:style-name="T47">"password1</text:span><text:span text:style-name="T58">4</text:span><text:span text:style-name="T47">"</text:span>,</text:p>
      <text:p text:style-name="P40"><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6"><text:tab/>}</text:p>
      <text:p text:style-name="P76"/>
      <text:p text:style-name="P99">Output NOT OK</text:p>
      <text:p text:style-name="P76"/>
      <text:p text:style-name="P76"><text:tab/>{</text:p>
      <text:p text:style-name="P40"><text:span text:style-name="T18"><text:tab/>"timestamp"</text:span>: <text:span text:style-name="T47">"2021-07-07T22:46:40.233+00:00"</text:span>,</text:p>
      <text:p text:style-name="P40"><text:span text:style-name="T18"><text:tab/>"status"</text:span>: <text:span text:style-name="T184">400</text:span>,</text:p>
      <text:p text:style-name="P40"><text:span text:style-name="T18"><text:tab/>"error"</text:span>: <text:span text:style-name="T47">"Bad Request"</text:span>,</text:p>
      <text:p text:style-name="P40"><text:span text:style-name="T18"><text:tab/>"path"</text:span>: <text:span text:style-name="T47">"/user/add"</text:span></text:p>
      <text:p text:style-name="P54"><text:tab/>}</text:p>
      <text:p text:style-name="P75"/>
      <text:p text:style-name="P75"/>
      <text:p text:style-name="P75"/>
      <text:p text:style-name="P75"/>
      <text:p text:style-name="P75"/>
      <text:p text:style-name="P75"/>
      <text:p text:style-name="P75"/>
      <text:p text:style-name="P75"/>
      <text:p text:style-name="P75"/>
      <text:p text:style-name="P75"/>
      <text:p text:style-name="P75"/>
      <text:list xml:id="list194948831133751" text:continue-numbering="true" text:style-name="L2">
        <text:list-item>
          <text:p text:style-name="P462"><text:bookmark-start text:name="__DdeLink__7778_91815360"/><text:soft-page-break/>Insertar el valor del campo nombre de rol, mal definido sintácticamente:<text:bookmark-end text:name="__DdeLink__7778_91815360"/></text:p>
        </text:list-item>
      </text:list>
      <text:p text:style-name="P205"/>
      <text:p text:style-name="P152"><text:span text:style-name="T27">Input para output </text:span><text:span text:style-name="T29">NOT </text:span><text:span text:style-name="T28">OK</text:span></text:p>
      <text:p text:style-name="P207"/>
      <text:p text:style-name="P77"><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41"><text:tab/>}</text:p>
      <text:p text:style-name="P77"/>
      <text:p text:style-name="P77"/>
      <text:p text:style-name="P100">Output NOT OK</text:p>
      <text:p text:style-name="P100"/>
      <text:p text:style-name="P101"><text:tab/>{</text:p>
      <text:p text:style-name="P2"><text:span text:style-name="T18"><text:tab/>"timestamp"</text:span>: <text:span text:style-name="T47">"2021-07-07T22:48:49.072+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82"/>
      <text:list xml:id="list194948013805121" text:continue-numbering="true" text:style-name="L2">
        <text:list-item>
          <text:p text:style-name="P463"><text:bookmark-start text:name="__DdeLink__7780_91815360"/>Insertar el <text:span text:style-name="T241">nombre</text:span> del campo descripción de rol, mal definido sintácticamente:<text:bookmark-end text:name="__DdeLink__7780_91815360"/></text:p>
        </text:list-item>
      </text:list>
      <text:p text:style-name="P210"/>
      <text:p text:style-name="P167"><text:span text:style-name="T27">Input para output </text:span><text:span text:style-name="T29">NOT </text:span><text:span text:style-name="T28">OK</text:span><text:span text:style-name="T27">:</text:span></text:p>
      <text:p text:style-name="P210"/>
      <text:p text:style-name="P79"><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41"><text:tab/>}</text:p>
      <text:p text:style-name="P79"/>
      <text:p text:style-name="P102">Output NOT OK</text:p>
      <text:p text:style-name="P103"/>
      <text:p text:style-name="P103"><text:tab/>{</text:p>
      <text:p text:style-name="P2"><text:span text:style-name="T18"><text:tab/>"timestamp"</text:span>: <text:span text:style-name="T47">"2021-07-07T22:51:07.166+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4948367840963" text:continue-numbering="true" text:style-name="L2">
        <text:list-item>
          <text:p text:style-name="P462"><text:bookmark-start text:name="__DdeLink__7782_91815360"/><text:soft-page-break/>Insertar el valor del campo descripción de rol, mal definido sintácticamente:<text:bookmark-end text:name="__DdeLink__7782_91815360"/></text:p>
        </text:list-item>
      </text:list>
      <text:p text:style-name="P205"/>
      <text:p text:style-name="P153"><text:span text:style-name="T27">Input para output </text:span><text:span text:style-name="T29">NOT </text:span><text:span text:style-name="T28">OK</text:span></text:p>
      <text:p text:style-name="P208"/>
      <text:p text:style-name="P78"><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41"><text:tab/>}</text:p>
      <text:p text:style-name="P78"/>
      <text:p text:style-name="P78"/>
      <text:p text:style-name="P104">Output NOT OK</text:p>
      <text:p text:style-name="P205"/>
      <text:p text:style-name="P81"><text:tab/>{</text:p>
      <text:p text:style-name="P1"><text:span text:style-name="T18"><text:tab/>"timestamp"</text:span>: <text:span text:style-name="T47">"2021-07-07T22:52:41.221+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205"/>
      <text:p text:style-name="P315">Insertar usuario existente definiendo <text:s/>el campo <text:span text:style-name="T97">name</text:span> de manera sintácticamente correcta, con un valor sintácticamente correcto pero correspondiendo a un <text:span text:style-name="T97">nombre</text:span> ya registrado en la BD:</text:p>
      <text:p text:style-name="P281"/>
      <text:p text:style-name="P169"><text:span text:style-name="T27">Input para output </text:span><text:span text:style-name="T34">NOT OK</text:span></text:p>
      <text:p text:style-name="P281"/>
      <text:p text:style-name="P53">{</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3">}</text:p>
      <text:p text:style-name="P72">Output <text:span text:style-name="T244">NOT OK</text:span></text:p>
      <text:p text:style-name="P72"/>
      <text:p text:style-name="P72">{"error":"Duplicate user-&gt;User is already added"}</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6"><text:soft-page-break/><text:span text:style-name="T27">OUTPUTS </text:span><text:span text:style-name="T35">WARNINGS </text:span></text:p>
      <text:p text:style-name="P127"><text:span text:style-name="T96">(se realiza la persistencia en BD con devolución de warning al cliente)</text:span>:</text:p>
      <text:p text:style-name="P144"/>
      <text:p text:style-name="P448"><text:bookmark-start text:name="__DdeLink__7784_91815360"/><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0">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bookmark-end text:name="__DdeLink__7784_91815360"/></text:p>
      <text:p text:style-name="P51"/>
      <text:p text:style-name="P154"><text:span text:style-name="T27">Input para output </text:span><text:span text:style-name="T30">WARNING</text:span></text:p>
      <text:p text:style-name="P25">{</text:p>
      <text:p text:style-name="P1"><text:span text:style-name="T18">"id"</text:span>:<text:span text:style-name="T184">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20">Output WARNING</text:p>
      <text:p text:style-name="P120"/>
      <text:p text:style-name="P120"/>
      <text:p text:style-name="P226"><text:bookmark-start text:name="__DdeLink__7786_91815360"/>{"warnings":[{"warning":"User not necesarily has the number id given"}]}<text:bookmark-end text:name="__DdeLink__7786_91815360"/></text:p>
      <text:p text:style-name="P226"/>
      <text:p text:style-name="P303"><text:bookmark-start text:name="__DdeLink__7788_91815360"/>Insertar usuario con dos roles duplicados (al menos en el campo nombre que los identifica unívocamente). <text:span text:style-name="T221">Persistir uno de ellos y dar aviso al cliente, de roles duplicados</text:span></text:p>
      <text:p text:style-name="P192"><text:bookmark-end text:name="__DdeLink__7788_91815360"/></text:p>
      <text:p text:style-name="P283">Input para output WARNINGS</text:p>
      <text:p text:style-name="P283"/>
      <text:p text:style-name="P24">{</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1">}</text:p>
      <text:p text:style-name="P192"/>
      <text:p text:style-name="P282">Output WARNING</text:p>
      <text:p text:style-name="P282"/>
      <text:p text:style-name="P284"><text:bookmark-start text:name="__DdeLink__7790_91815360"/>{"warnings":[{"warning":"There are duplicated roles"}]}<text:bookmark-end text:name="__DdeLink__7790_91815360"/></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192"/>
      <text:list xml:id="list194948891157272" text:continue-numbering="true" text:style-name="L2">
        <text:list-header>
          <text:p text:style-name="P475"><text:soft-page-break/><text:span text:style-name="T245">Definir el</text:span> campo id de rol. <text:span text:style-name="T246">También definir nombre de rol con</text:span><text:span text:style-name="T219"> valor del campo </text:span>inexistente en base de datos. <text:span text:style-name="T247">Agregar o modificar</text:span><text:span text:style-name="T220">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77"/>
        </text:list-header>
      </text:list>
      <text:p text:style-name="P246"/>
      <text:p text:style-name="P260">Input para output WARNING</text:p>
      <text:p text:style-name="P262"/>
      <text:p text:style-name="P121">{</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4">100</text:span>,<text:span text:style-name="T18">"nameRole"</text:span>:<text:span text:style-name="T47">"addnewnew13"</text:span>}]</text:p>
      <text:p text:style-name="P2">}</text:p>
      <text:p text:style-name="P262"/>
      <text:p text:style-name="P262"/>
      <text:p text:style-name="P260">Output WARNING</text:p>
      <text:p text:style-name="P192"/>
      <text:p text:style-name="P192"/>
      <text:p text:style-name="P192"><text:bookmark-start text:name="__DdeLink__7793_91815360"/>{"warnings":[{"warning":"There roles that not necesarily has registered with the number id given"}]}</text:p>
      <text:p text:style-name="P192"><text:bookmark-end text:name="__DdeLink__7793_91815360"/></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32">UPDATE <text:span text:style-name="T100">USER</text:span>:</text:p>
      <text:p text:style-name="P132"/>
      <text:p text:style-name="P133">OUTPUTS OK:</text:p>
      <text:p text:style-name="P286"/>
      <text:p text:style-name="P304"><text:bookmark-start text:name="__DdeLink__7795_91815360"/>Modificar de usuario existente <text:s/><text:span text:style-name="T183">(distinto al nombre de usuario autenticado por medio del cliente)</text:span>, nombre de usuario con campo y valor sintácticamente correcto<text:bookmark-end text:name="__DdeLink__7795_91815360"/>:</text:p>
      <text:p text:style-name="P211"/>
      <text:p text:style-name="P426"><text:span text:style-name="T70">Get previo a update con enpoints </text:span><text:span text:style-name="T72">http://localhost:8040/user/get/name/</text:span><text:span text:style-name="T73">nameuser</text:span><text:span text:style-name="T103">:</text:span></text:p>
      <text:p text:style-name="P378"/>
      <text:p text:style-name="P378"/>
      <text:p text:style-name="P324">{"name":"nameuser",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4"/>
      <text:p text:style-name="P157"><text:span text:style-name="T154">Input para output </text:span><text:span text:style-name="T155">OK</text:span><text:span text:style-name="T154">:</text:span></text:p>
      <text:p text:style-name="P388"/>
      <text:p text:style-name="P395">{</text:p>
      <text:p text:style-name="P1"><text:span text:style-name="T18">"id"</text:span>:<text:span text:style-name="T184">4</text:span>,</text:p>
      <text:p text:style-name="P1"><text:span text:style-name="T18">"name"</text:span>:<text:span text:style-name="T47">"nameusermod"</text:span></text:p>
      <text:p text:style-name="P1">}</text:p>
      <text:p text:style-name="P366"/>
      <text:p text:style-name="P364"/>
      <text:p text:style-name="P168"><text:span text:style-name="T127">Get </text:span><text:span text:style-name="T129">posterior</text:span><text:span text:style-name="T127"> a update con enpoints </text:span><text:span text:style-name="T126">http://localhost:8040/user/get/name/</text:span><text:span text:style-name="T128">nameuser</text:span><text:span text:style-name="T129">mod</text:span><text:span text:style-name="T126">:</text:span></text:p>
      <text:p text:style-name="P324"/>
      <text:p text:style-name="P324"/>
      <text:p text:style-name="P324">{"name":"nameusermod", "date":"2021-07-04", "roles":[{"name<text:span text:style-name="T206">Role</text:span>":"delete", "description":"permission for delete user", "date":"2021-07-04", "services":[]}, {"name<text:span text:style-name="T206">Role</text:span>":"update", "description":"permission for update user", "date":"2021-07-04", "services":[]}, {"name<text:span text:style-name="T206">Role</text:span>":"add", "description":"permission for add user", "date":"2021-07-04", "services":[]}]}</text:p>
      <text:p text:style-name="P324"/>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211"/>
      <text:p text:style-name="P211"><text:soft-page-break/></text:p>
      <text:p text:style-name="P305"><text:bookmark-start text:name="__DdeLink__7797_91815360"/>Modificar de usuario existente <text:s/><text:span text:style-name="T183">(distinto al nombre de usuario autenticado por medio del cliente)</text:span>, <text:span text:style-name="T187">contraseña</text:span> de usuario con campo y valor sintácticamente correcto<text:bookmark-end text:name="__DdeLink__7797_91815360"/>:</text:p>
      <text:p text:style-name="P213"/>
      <text:p text:style-name="P331"/>
      <text:p text:style-name="P158"><text:span text:style-name="T154">Input para output </text:span><text:span text:style-name="T155">OK</text:span><text:span text:style-name="T154">: </text:span></text:p>
      <text:p text:style-name="P389"/>
      <text:p text:style-name="P396">{</text:p>
      <text:p text:style-name="P1"><text:span text:style-name="T18">"id"</text:span>:<text:span text:style-name="T184">4</text:span>,</text:p>
      <text:p text:style-name="P1"><text:span text:style-name="T18">"password"</text:span>:<text:span text:style-name="T47">"passusermod"</text:span></text:p>
      <text:p text:style-name="P1">}</text:p>
      <text:p text:style-name="P38"/>
      <text:p text:style-name="P418"/>
      <text:p text:style-name="P422">&lt;Tener en cuenta que los endpoints ‘get’ no informan sobre la contraseña del usuario&gt;</text:p>
      <text:p text:style-name="P396"/>
      <text:p text:style-name="P173"><text:span text:style-name="T135">S</text:span><text:span text:style-name="T126">olicitar token (loguearse – iniciar sesión) </text:span><text:span text:style-name="T131">después de la modificación, </text:span><text:span text:style-name="T126">con el usuario y la </text:span><text:span text:style-name="T140">nueva </text:span><text:span text:style-name="T126">contraseña, y las credenciales del cliente adecuadas:</text:span></text:p>
      <text:p text:style-name="P371"/>
      <text:p text:style-name="P367"/>
      <text:p text:style-name="P367">Id de cliente:<text:span text:style-name="T239">idClient1</text:span></text:p>
      <text:p text:style-name="P367">Contraseña de cliente:<text:span text:style-name="T239">passClient1</text:span></text:p>
      <text:p text:style-name="P367">Nombre de usuario:<text:span text:style-name="T239">usermod</text:span></text:p>
      <text:p text:style-name="P173"><text:span text:style-name="T130">Nueva c</text:span><text:span text:style-name="T126">ontraseña de usuario:</text:span><text:span text:style-name="T140">passusermod</text:span></text:p>
      <text:p text:style-name="P367"/>
      <text:p text:style-name="P367">Como el token y token de refresco es recibido, se corrobora éxito en update</text:p>
      <text:p text:style-name="P214"/>
      <text:p text:style-name="P212"/>
      <text:p text:style-name="P220"/>
      <text:p text:style-name="P220"/>
      <text:p text:style-name="P220"/>
      <text:p text:style-name="P220"/>
      <text:p text:style-name="P220"/>
      <text:p text:style-name="P285"/>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306"><text:bookmark-start text:name="__DdeLink__7804_3463682029"/><text:soft-page-break/>Modificar de usuario existente <text:s/><text:span text:style-name="T183">(distinto al nombre de usuario autenticado por medio del cliente)</text:span>, <text:span text:style-name="T188">nombre de rol</text:span> de usuario con campo y valor sintácticamente correcto. <text:bookmark-end text:name="__DdeLink__7804_3463682029"/><text:span text:style-name="T190">Para la modificación, se requiere obligatoriamente definir el ID del rol </text:span><text:span text:style-name="T191">del cual se modifica su nombre</text:span>:</text:p>
      <text:p text:style-name="P212"/>
      <text:p text:style-name="P212"/>
      <text:p text:style-name="P427"><text:span text:style-name="T70">Get previo a update con enpoints </text:span><text:span text:style-name="T72">http://localhost:8040/user/get/name/</text:span><text:span text:style-name="T73">nameuser</text:span><text:span text:style-name="T74">mod</text:span><text:span text:style-name="T103">:</text:span></text:p>
      <text:p text:style-name="P379"/>
      <text:p text:style-name="P332"/>
      <text:p text:style-name="P332">{"name":"nameusermod", "date":"2021-07-04", "roles":[{"name<text:span text:style-name="T205">Role</text:span>":"delete", "description":"permission for delete user", "date":"2021-07-04", "services":[]}, {"name<text:span text:style-name="T205">Role</text:span>":"update", "description":"permission for update user", "date":"2021-07-04", "services":[]}, {"name<text:span text:style-name="T205">Role</text:span>":"add", "description":"permission for add user", "date":"2021-07-04", "services":[]}]}</text:p>
      <text:p text:style-name="P325"/>
      <text:p text:style-name="P156"><text:span text:style-name="T154">Input para output </text:span><text:span text:style-name="T155">OK</text:span><text:span text:style-name="T154">:</text:span></text:p>
      <text:p text:style-name="P357"/>
      <text:p text:style-name="P412">{</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57"/>
      <text:p text:style-name="P156"><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357"/>
      <text:p text:style-name="P357">{"name":"nameusermod", "date":"2021-07-04", "roles":[{"name<text:span text:style-name="T204">Role</text:span>":"delete", "description":"permission for delete user", "date":"2021-07-04", "services":[]}, {"name<text:span text:style-name="T204">Role</text:span>":"addmod", "description":"permission for add user", "date":"2021-07-04", "services":[]}, {"name<text:span text:style-name="T204">Role</text:span>":"update", "description":"permission for update user", "date":"2021-07-04", "services":[]}]}</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212"/>
      <text:p text:style-name="P212"/>
      <text:p text:style-name="P307"><text:bookmark-start text:name="__DdeLink__7807_3463682029"/><text:soft-page-break/>Modificar de usuario existente <text:span text:style-name="T183">(distinto al nombre de usuario autenticado por medio del cliente)</text:span>, <text:span text:style-name="T189">descripcion</text:span><text:span text:style-name="T188"> de rol</text:span> de usuario con campo y valor sintácticamente correcto. <text:bookmark-end text:name="__DdeLink__7807_3463682029"/></text:p>
      <text:p text:style-name="P212"/>
      <text:p text:style-name="P212"/>
      <text:p text:style-name="P215"/>
      <text:p text:style-name="P428"><text:span text:style-name="T70">Get previo a update con enpoints </text:span><text:span text:style-name="T72">http://localhost:8040/user/get/name/</text:span><text:span text:style-name="T73">nameuser</text:span><text:span text:style-name="T74">mod</text:span><text:span text:style-name="T103">:</text:span></text:p>
      <text:p text:style-name="P380"/>
      <text:p text:style-name="P333">{"name":"nameusermod", "date":"2021-07-04", "roles":[{"name<text:span text:style-name="T203">Role</text:span>":"delete", "description":"permission for delete user", "date":"2021-07-04", "services":[]}, {"name<text:span text:style-name="T203">Role</text:span>":"addmod", "description":"permission for add user", "date":"2021-07-04", "services":[]}, {"name<text:span text:style-name="T203">Role</text:span>":"update", "description":"permission for update user", "date":"2021-07-04", "services":[]}]}</text:p>
      <text:p text:style-name="P333"/>
      <text:p text:style-name="P326"/>
      <text:p text:style-name="P159"><text:span text:style-name="T154">Input para output </text:span><text:span text:style-name="T155">OK</text:span><text:span text:style-name="T154">:</text:span></text:p>
      <text:p text:style-name="P359"/>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59"/>
      <text:p text:style-name="P159"><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2"/>
      <text:p text:style-name="P212">{"name":"nameusermod", "date":"2021-07-04", "roles":[{"name<text:span text:style-name="T202">Role</text:span>":"update", "description":"permission for update user", "date":"2021-07-03", "services":[]}, {"name<text:span text:style-name="T202">Role</text:span>":"addmod", "description":"permission for add user mod", "date":"2021-07-03", "services":[]}, {"name<text:span text:style-name="T202">Role</text:span>":"delete", "description":"permission for delete user", "date":"2021-07-03", "service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08"><text:soft-page-break/>Modificar de usuario existente <text:span text:style-name="T192">autenticado</text:span>, nombre de usuario con campo y valor sintácticamente correcto:</text:p>
      <text:p text:style-name="P216"/>
      <text:p text:style-name="P429"><text:span text:style-name="T70">Get previo a update con enpoints </text:span><text:span text:style-name="T72">http://localhost:8040/user/get/name/</text:span><text:span text:style-name="T75">root</text:span><text:span text:style-name="T103">:</text:span></text:p>
      <text:p text:style-name="P381"/>
      <text:p text:style-name="P381">{"name":"root",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327"/>
      <text:p text:style-name="P327"/>
      <text:p text:style-name="P160"><text:span text:style-name="T154">Input para output </text:span><text:span text:style-name="T155">OK</text:span><text:span text:style-name="T154">:</text:span></text:p>
      <text:p text:style-name="P390"/>
      <text:p text:style-name="P397">{</text:p>
      <text:p text:style-name="P1"><text:span text:style-name="T18">"id"</text:span>:<text:span text:style-name="T184">24</text:span>,</text:p>
      <text:p text:style-name="P1"><text:span text:style-name="T18">"name"</text:span>:<text:span text:style-name="T47">"rootmod"</text:span></text:p>
      <text:p text:style-name="P1">}</text:p>
      <text:p text:style-name="P1"/>
      <text:p text:style-name="P29">Se revoca el token en uso, y se devuelve nuevo token y token de refresco</text:p>
      <text:p text:style-name="P358"/>
      <text:p text:style-name="P358"/>
      <text:p text:style-name="P160"><text:span text:style-name="T127">Get </text:span><text:span text:style-name="T129">posterior</text:span><text:span text:style-name="T127"> a update </text:span><text:span text:style-name="T133">con nuevo token y</text:span><text:span text:style-name="T127"> enpoints </text:span><text:span text:style-name="T126">http://localhost:8040/user/get/name/</text:span><text:span text:style-name="T132">rootmod</text:span><text:span text:style-name="T126">:</text:span></text:p>
      <text:p text:style-name="P322"/>
      <text:p text:style-name="P327"/>
      <text:p text:style-name="P327">{"name":"rootmod", "date":"2021-07-05", "roles":[{"name<text:span text:style-name="T201">Role</text:span>":"delete", "description":"permission for delete user", "date":"2021-07-05", "services":[]}, {"name<text:span text:style-name="T201">Role</text:span>":"add", "description":"permission for add user", "date":"2021-07-05", "services":[]}, {"name<text:span text:style-name="T201">Role</text:span>":"update", "description":"permission for update user", "date":"2021-07-05", "services":[]}]}</text:p>
      <text:p text:style-name="P327"/>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216"/>
      <text:p text:style-name="P308"><text:soft-page-break/>Modificar de usuario existente <text:span text:style-name="T193">autenticado</text:span>, <text:span text:style-name="T187">contraseña</text:span> de usuario con campo y valor sintácticamente correcto:</text:p>
      <text:p text:style-name="P216"/>
      <text:p text:style-name="P430"><text:span text:style-name="T43">Get previo a update con enpoints </text:span><text:span text:style-name="T44">http://localhost:8040/user/get/name/</text:span><text:span text:style-name="T45">root</text:span><text:span text:style-name="T104">:</text:span></text:p>
      <text:p text:style-name="P385"/>
      <text:p text:style-name="P440"><text:span text:style-name="T181">{"name":"rootmod", "date":"2021-07-05", "roles":[{"name</text:span><text:span text:style-name="T182">Role</text:span><text:span text:style-name="T181">":"delete", "description":"permission for delete user", "date":"2021-07-05", "services":[]}, {"name</text:span><text:span text:style-name="T182">Role</text:span><text:span text:style-name="T181">":"add", "description":"permission for add user", "date":"2021-07-05", "services":[]}, {"name</text:span><text:span text:style-name="T182">Role</text:span><text:span text:style-name="T181">":"update", "description":"permission for update user", "date":"2021-07-05", "services":[]}]}</text:span></text:p>
      <text:p text:style-name="P216"/>
      <text:p text:style-name="P334"/>
      <text:p text:style-name="P160"><text:span text:style-name="T154">Input para output </text:span><text:span text:style-name="T155">OK</text:span><text:span text:style-name="T154">: </text:span></text:p>
      <text:p text:style-name="P390"/>
      <text:p text:style-name="P394"/>
      <text:p text:style-name="P401">{</text:p>
      <text:p text:style-name="P35"><text:span text:style-name="T18">"name"</text:span>:<text:span text:style-name="T47">"rootmod"</text:span>,</text:p>
      <text:p text:style-name="P35"><text:span text:style-name="T18">"password"</text:span>:<text:span text:style-name="T47">"passrootmod"</text:span></text:p>
      <text:p text:style-name="P35">}</text:p>
      <text:p text:style-name="P410"/>
      <text:p text:style-name="P411">Se revoca el token en uso, y se devuelve nuevo token y token de refresco</text:p>
      <text:p text:style-name="P31"/>
      <text:p text:style-name="P431"><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431"/>
      <text:p text:style-name="P415"/>
      <text:p text:style-name="P365">{"name":"rootmod",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26"/>
      <text:p text:style-name="P417"/>
      <text:p text:style-name="P421">&lt;Tener en cuenta que los endpoints ‘get’ no informan sobre la contraseña del usuario&gt;</text:p>
      <text:p text:style-name="P397"/>
      <text:p text:style-name="P174"><text:span text:style-name="T136">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68"/>
      <text:p text:style-name="P337"/>
      <text:p text:style-name="P368">Id de cliente: <text:span text:style-name="T196">idClient1</text:span></text:p>
      <text:p text:style-name="P368">Contraseña de cliente: <text:span text:style-name="T196">passClient1</text:span></text:p>
      <text:p text:style-name="P368">Nombre de usuario: <text:span text:style-name="T196">rootmod</text:span></text:p>
      <text:p text:style-name="P174"><text:span text:style-name="T130">Nueva c</text:span><text:span text:style-name="T126">ontraseña de usuario: </text:span><text:span text:style-name="T137">passrootmod</text:span></text:p>
      <text:p text:style-name="P368"/>
      <text:p text:style-name="P368">Como el token y token de refresco es recibido, se corrobora éxito en update</text:p>
      <text:p text:style-name="P216"/>
      <text:p text:style-name="P216"/>
      <text:p text:style-name="P216"/>
      <text:p text:style-name="P216"/>
      <text:p text:style-name="P216"/>
      <text:p text:style-name="P216"/>
      <text:p text:style-name="P309"><text:bookmark-start text:name="__DdeLink__7809_3463682029"/><text:soft-page-break/>Modificar de usuario existente <text:span text:style-name="T194">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bookmark-end text:name="__DdeLink__7809_3463682029"/></text:p>
      <text:p text:style-name="P219"/>
      <text:p text:style-name="P219"/>
      <text:p text:style-name="P434"><text:span text:style-name="T70">Get previo a update con enpoints </text:span><text:span text:style-name="T72">http://localhost:8040/user/get/name/</text:span><text:span text:style-name="T76">rootmod</text:span><text:span text:style-name="T103">:</text:span></text:p>
      <text:p text:style-name="P384"/>
      <text:p text:style-name="P363">{"name":"rootmod", "date":"2021-07-05", "roles":[{"nameRole":"delete", "description":"permission for delete user", "date":"2021-07-05", "services":[]}, {"nameRole":"add", "description":"permission for add user", "date":"2021-07-05", "services":[]}, {"nameRole":"update", "description":"permission for update user", "date":"2021-07-05", "services":[]}]}</text:p>
      <text:p text:style-name="P363"/>
      <text:p text:style-name="P28"/>
      <text:p text:style-name="P335"/>
      <text:p text:style-name="P164"><text:span text:style-name="T154">Input para output </text:span><text:span text:style-name="T155">OK</text:span><text:span text:style-name="T154">:</text:span></text:p>
      <text:p text:style-name="P363"/>
      <text:p text:style-name="P12"/>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36"/>
      <text:p text:style-name="P402">Se revoca el token en uso, y se devuelve nuevo token y token de refresco</text:p>
      <text:p text:style-name="P363"/>
      <text:p text:style-name="P164"><text:span text:style-name="T127">Get </text:span><text:span text:style-name="T129">posterior</text:span><text:span text:style-name="T127"> a update </text:span><text:span text:style-name="T139">con nuevo token y</text:span><text:span text:style-name="T127"> enpoints </text:span><text:a xlink:type="simple" xlink:href="http://localhost:8040/user/get/name/nameusermod" text:style-name="Internet_20_link" text:visited-style-name="Visited_20_Internet_20_Link"><text:span text:style-name="T126">http://localhost:8040/user/get/</text:span></text:a><text:span text:style-name="T138">rootmod</text:span><text:span text:style-name="T126">:</text:span></text:p>
      <text:p text:style-name="P363"/>
      <text:p text:style-name="P363">{"name":"rootmod", "date":"2021-07-05", "roles":[{"nameRole":"addmod", "description":"permission for add user", "date":"2021-07-06", "services":[]}, {"nameRole":"delete", "description":"permission for delete user", "date":"2021-07-05", "services":[]}, {"nameRole":"update", "description":"permission for update user", "date":"2021-07-05", "services":[]}]}</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58"/>
      <text:p text:style-name="P308"><text:soft-page-break/>Modificar de usuario existente <text:span text:style-name="T195">autenticado</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6"/>
      <text:p text:style-name="P216"/>
      <text:p text:style-name="P216"/>
      <text:p text:style-name="P429"><text:span text:style-name="T70">Get previo a update con enpoints </text:span><text:span text:style-name="T72">http://localhost:8040/user/get/name/</text:span><text:span text:style-name="T73">nameuser</text:span><text:span text:style-name="T74">mod</text:span><text:span text:style-name="T103">:</text:span></text:p>
      <text:p text:style-name="P381"/>
      <text:p text:style-name="P334">{"name":"rootmod", "date":"2021-07-05", "roles":[{"nameRole":"delete", "description":"permission for delete user", "date":"2021-07-05", "services":[]}, {"nameRole":"add", "description":"permission for add user", "date":"2021-07-05", "services":[]}, {"nameRole":"update", "description":"permission for update user", "date":"2021-07-05", "services":[]}]}</text:p>
      <text:p text:style-name="P334"/>
      <text:p text:style-name="P327"/>
      <text:p text:style-name="P160"><text:span text:style-name="T154">Input para output </text:span><text:span text:style-name="T155">OK</text:span><text:span text:style-name="T154">:</text:span></text:p>
      <text:p text:style-name="P26"/>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
      <text:p text:style-name="P358"/>
      <text:p text:style-name="P160"><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6"/>
      <text:p text:style-name="P216">{"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6"/>
      <text:p text:style-name="P212"/>
      <text:p text:style-name="P471"/>
      <text:p text:style-name="P471"/>
      <text:p text:style-name="P471"/>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133"><text:soft-page-break/>OUTPUTS NOT OK:</text:p>
      <text:p text:style-name="P86"/>
      <text:p text:style-name="P472"/>
      <text:p text:style-name="P311"><text:bookmark-start text:name="__DdeLink__7808_624979522"/>Modificar usuario inexistente<text:bookmark-end text:name="__DdeLink__7808_624979522"/>:</text:p>
      <text:p text:style-name="P223"/>
      <text:p text:style-name="P224"><text:span text:style-name="T212">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2"/>
      <text:p text:style-name="P372">{"error":"Not found-&gt;User name not found"}</text:p>
      <text:p text:style-name="P222"/>
      <text:p text:style-name="P165"><text:span text:style-name="T154">Input para output </text:span><text:span text:style-name="T158">NOT</text:span><text:span text:style-name="T154"> </text:span><text:span text:style-name="T155">OK</text:span></text:p>
      <text:p text:style-name="P404"/>
      <text:p text:style-name="P406">{</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406"/>
      <text:p text:style-name="P166"><text:span text:style-name="T159">O</text:span><text:span text:style-name="T155">utput </text:span><text:span text:style-name="T158">NOT</text:span><text:span text:style-name="T155"> OK</text:span></text:p>
      <text:p text:style-name="P404"/>
      <text:p text:style-name="P222">{"error":"User not found-&gt;Null or incorrect ID user"}</text:p>
      <text:p text:style-name="P222"/>
      <text:p text:style-name="P298"><text:span text:style-name="T243">Modificar de un usuario existente,</text:span> el campo id mal definido sintácticamente <text:span text:style-name="T213">o <text:s/>semánticamente</text:span>:</text:p>
      <text:p text:style-name="P195"/>
      <text:list xml:id="list925459691" text:style-name="L3">
        <text:list-item>
          <text:p text:style-name="P460"/>
        </text:list-item>
      </text:list>
      <text:p text:style-name="P129"/>
      <text:p text:style-name="P60"><text:span text:style-name="T169">Input para output </text:span><text:span text:style-name="T171">NOT</text:span><text:span text:style-name="T169"> </text:span><text:span text:style-name="T170">OK</text:span></text:p>
      <text:p text:style-name="P83"><text:tab/>{</text:p>
      <text:p text:style-name="P37"><text:tab/>id:<text:span text:style-name="T184">24</text:span>,</text:p>
      <text:p text:style-name="P37"><text:span text:style-name="T18"><text:tab/>"name"</text:span>:<text:span text:style-name="T47">"rootmod"</text:span>,</text:p>
      <text:p text:style-name="P4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41"><text:span text:style-name="T18"><text:tab/><text:tab/>"description"</text:span>:<text:span text:style-name="T47">"permission for update user"</text:span>, <text:span text:style-name="T18">"date"</text:span>:<text:span text:style-name="T47">"2021-07-05"</text:span>, <text:span text:style-name="T18">"services"</text:span>:[]}]</text:p>
      <text:p text:style-name="P37"><text:tab/>}</text:p>
      <text:p text:style-name="P128"/>
      <text:p text:style-name="P60"><text:span text:style-name="T172">O</text:span><text:span text:style-name="T169">utput </text:span><text:span text:style-name="T171">NOT</text:span><text:span text:style-name="T169"> </text:span><text:span text:style-name="T170">OK</text:span></text:p>
      <text:p text:style-name="P128"/>
      <text:p text:style-name="P83"><text:tab/>{</text:p>
      <text:p text:style-name="P37"><text:span text:style-name="T18"><text:tab/>"timestamp"</text:span>: <text:span text:style-name="T47">"2021-07-06T19:01:42.105+00:00"</text:span>,</text:p>
      <text:p text:style-name="P37"><text:span text:style-name="T18"><text:tab/>"status"</text:span>: <text:span text:style-name="T184">400</text:span>,</text:p>
      <text:p text:style-name="P37"><text:span text:style-name="T18"><text:tab/>"error"</text:span>: <text:span text:style-name="T47">"Bad Request"</text:span>,</text:p>
      <text:p text:style-name="P37"><text:span text:style-name="T18"><text:tab/>"path"</text:span>: <text:span text:style-name="T47">"/user/update"</text:span></text:p>
      <text:p text:style-name="P91"><text:tab/>}</text:p>
      <text:p text:style-name="P129"/>
      <text:list xml:id="list194947814888180" text:continue-numbering="true" text:style-name="L3">
        <text:list-item>
          <text:p text:style-name="P460"/>
        </text:list-item>
      </text:list>
      <text:p text:style-name="P129"/>
      <text:p text:style-name="P61"><text:span text:style-name="T169">Input para output </text:span><text:span text:style-name="T171">NOT</text:span><text:span text:style-name="T169"> </text:span><text:span text:style-name="T170">OK</text:span></text:p>
      <text:p text:style-name="P91"><text:soft-page-break/><text:tab/>{</text:p>
      <text:p text:style-name="P441"><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text:p>
      <text:p text:style-name="P1"><text:span text:style-name="T18"><text:tab/>"timestamp"</text:span>: <text:span text:style-name="T47">"2021-07-06T19:05:44.350+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9"/>
      <text:p text:style-name="P129"/>
      <text:p text:style-name="P129"/>
      <text:p text:style-name="P129"/>
      <text:p text:style-name="P129"/>
      <text:p text:style-name="P129"/>
      <text:list xml:id="list194947817109904" text:continue-numbering="true" text:style-name="L3">
        <text:list-item>
          <text:p text:style-name="P460"/>
        </text:list-item>
      </text:list>
      <text:p text:style-name="P129"/>
      <text:p text:style-name="P61"><text:span text:style-name="T169">Input para output </text:span><text:span text:style-name="T171">NOT</text:span><text:span text:style-name="T169"> </text:span><text:span text:style-name="T170">OK</text:span></text:p>
      <text:p text:style-name="P91"/>
      <text:p text:style-name="P91"><text:tab/>{</text:p>
      <text:p text:style-name="P1"><text:span text:style-name="T18"><text:tab/>"idd"</text:span>:<text:span text:style-name="T184">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error":"insuficient information"}</text:p>
      <text:p text:style-name="P129"/>
      <text:list xml:id="list194947647983937" text:continue-numbering="true" text:style-name="L3">
        <text:list-item>
          <text:p text:style-name="P456"><text:span text:style-name="T214">Al p</text:span>oner nombre o etiqueta de campo id <text:span text:style-name="T214">de usuario,</text:span> bien definido sintácticamente y mal definido semánticamente (nombre que no es el definido en la API) <text:span text:style-name="T214">pero bien definido sintáctica y semánticamente el nombre del usuario, no se espera error. Se busca el usuario por su nombre y el campo id mal definido es omitido para el servidor</text:span></text:p>
        </text:list-item>
      </text:list>
      <text:p text:style-name="P195"/>
      <text:p text:style-name="P195"/>
      <text:p text:style-name="P298"><text:span text:style-name="T243">Modificar de un usuario existente,</text:span> el <text:span text:style-name="T6">valor del </text:span>campo id mal definido sintáctica <text:span text:style-name="T216">y/</text:span><text:span text:style-name="T215">o semanticamente incorrecto</text:span>:</text:p>
      <text:p text:style-name="P195"/>
      <text:list xml:id="list1630099774" text:style-name="L4">
        <text:list-item>
          <text:p text:style-name="P465"/>
        </text:list-item>
      </text:list>
      <text:p text:style-name="P227"/>
      <text:p text:style-name="P62"><text:soft-page-break/><text:span text:style-name="T169">Input para output </text:span><text:span text:style-name="T171">NOT</text:span><text:span text:style-name="T169"> </text:span><text:span text:style-name="T170">OK</text:span></text:p>
      <text:p text:style-name="P405"/>
      <text:p text:style-name="P407"><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405"/>
      <text:p text:style-name="P62"><text:span text:style-name="T174">O</text:span><text:span text:style-name="T170">utput </text:span><text:span text:style-name="T171">NOT</text:span><text:span text:style-name="T170"> OK</text:span></text:p>
      <text:p text:style-name="P227"/>
      <text:p text:style-name="P227"/>
      <text:p text:style-name="P87"><text:tab/>{</text:p>
      <text:p text:style-name="P1"><text:span text:style-name="T18"><text:tab/>"timestamp"</text:span>: <text:span text:style-name="T47">"2021-07-06T19:29:03.71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7"/>
      <text:p text:style-name="P227"/>
      <text:p text:style-name="P227"/>
      <text:p text:style-name="P227"/>
      <text:list xml:id="list194948085613739" text:continue-numbering="true" text:style-name="L4">
        <text:list-item>
          <text:p text:style-name="P465"/>
        </text:list-item>
      </text:list>
      <text:p text:style-name="P62"><text:span text:style-name="T169">Input para output </text:span><text:span text:style-name="T171">NOT</text:span><text:span text:style-name="T169"> </text:span><text:span text:style-name="T170">OK</text:span></text:p>
      <text:p text:style-name="P405"/>
      <text:p text:style-name="P407"><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7"/>
      <text:p text:style-name="P405"/>
      <text:p text:style-name="P62"><text:span text:style-name="T174">O</text:span><text:span text:style-name="T170">utput </text:span><text:span text:style-name="T171">NOT</text:span><text:span text:style-name="T170"> OK</text:span></text:p>
      <text:p text:style-name="P227"/>
      <text:p text:style-name="P227"><text:tab/>{"error":"User not found-&gt;Null or incorrect ID user"}</text:p>
      <text:p text:style-name="P227"/>
      <text:list xml:id="list194949131079170" text:continue-numbering="true" text:style-name="L4">
        <text:list-item>
          <text:p text:style-name="P465"/>
        </text:list-item>
      </text:list>
      <text:p text:style-name="P227"/>
      <text:p text:style-name="P62"><text:span text:style-name="T169">Input para output </text:span><text:span text:style-name="T171">NOT</text:span><text:span text:style-name="T169"> </text:span><text:span text:style-name="T170">OK</text:span></text:p>
      <text:p text:style-name="P407"/>
      <text:p text:style-name="P407"><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7"/>
      <text:p text:style-name="P405"/>
      <text:p text:style-name="P62"><text:soft-page-break/><text:span text:style-name="T174">O</text:span><text:span text:style-name="T170">utput </text:span><text:span text:style-name="T171">NOT</text:span><text:span text:style-name="T170"> OK</text:span></text:p>
      <text:p text:style-name="P87"><text:tab/>{</text:p>
      <text:p text:style-name="P1"><text:span text:style-name="T18"><text:tab/>"timestamp"</text:span>: <text:span text:style-name="T47">"2021-07-06T19:33:14.22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7"/>
      <text:p text:style-name="P227"/>
      <text:list xml:id="list194948336278804" text:continue-numbering="true" text:style-name="L4">
        <text:list-item>
          <text:p text:style-name="P457"><text:span text:style-name="T175">Al p</text:span><text:span text:style-name="T169">oner </text:span><text:span text:style-name="T176">el valor del</text:span><text:span text:style-name="T169"> nombre o etiqueta de campo id </text:span><text:span text:style-name="T175">de usuario,</text:span><text:span text:style-name="T169"> bien definido sintácticamente y mal definido semánticamente </text:span><text:span text:style-name="T177">(es decir id inexistente en base de datos)</text:span><text:span text:style-name="T169">, </text:span><text:span text:style-name="T175">pero bien definido sintáctica y semánticamente el nombre del usuario, no se espera error. Se busca el usuario por su nombre y el </text:span><text:span text:style-name="T176">valor del </text:span><text:span text:style-name="T175">campo id mal definido es omitido para el servidor</text:span></text:p>
        </text:list-item>
      </text:list>
      <text:p text:style-name="P405"/>
      <text:p text:style-name="P195"/>
      <text:p text:style-name="P195"/>
      <text:p text:style-name="P195"/>
      <text:p text:style-name="P195"/>
      <text:p text:style-name="P195"/>
      <text:p text:style-name="P195"/>
      <text:p text:style-name="P195"/>
      <text:p text:style-name="P195"/>
      <text:p text:style-name="P299"><text:span text:style-name="T243">Modificar de un usuario existente,</text:span> el campo <text:span text:style-name="T7">nombre</text:span> mal definido sintáctica <text:span text:style-name="T218">o semánticamente</text:span>:</text:p>
      <text:p text:style-name="P195"/>
      <text:p text:style-name="P179"/>
      <text:list xml:id="list3243019393" text:style-name="L5">
        <text:list-item>
          <text:p text:style-name="P473"/>
        </text:list-item>
      </text:list>
      <text:p text:style-name="P180"/>
      <text:p text:style-name="P182">Input para output NOT OK</text:p>
      <text:p text:style-name="P182"/>
      <text:p text:style-name="P88"><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28"/>
      <text:p text:style-name="P182"/>
      <text:p text:style-name="P182">Output NOT OK</text:p>
      <text:p text:style-name="P182"/>
      <text:p text:style-name="P63"><text:tab/>{</text:p>
      <text:p text:style-name="P1"><text:span text:style-name="T18"><text:tab/>"timestamp"</text:span>: <text:span text:style-name="T47">"2021-07-06T19:48:40.79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80"/>
      <text:p text:style-name="P180"/>
      <text:list xml:id="list194947341532800" text:continue-numbering="true" text:style-name="L5">
        <text:list-item>
          <text:p text:style-name="P474"/>
        </text:list-item>
      </text:list>
      <text:p text:style-name="P180"/>
      <text:p text:style-name="P183"><text:soft-page-break/>Input para output NOT OK</text:p>
      <text:p text:style-name="P181"/>
      <text:p text:style-name="P64"><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Output NOT OK</text:p>
      <text:p text:style-name="P181"/>
      <text:p text:style-name="P64"><text:tab/>{</text:p>
      <text:p text:style-name="P2"><text:span text:style-name="T18"><text:tab/>"timestamp"</text:span>: <text:span text:style-name="T47">"2021-07-06T19:48:40.797+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83"/>
      <text:p text:style-name="P183"/>
      <text:p text:style-name="P183"/>
      <text:p text:style-name="P183"/>
      <text:p text:style-name="P183"/>
      <text:p text:style-name="P183"/>
      <text:list xml:id="list194947523030065" text:continue-numbering="true" text:style-name="L5">
        <text:list-item>
          <text:p text:style-name="P474"/>
        </text:list-item>
      </text:list>
      <text:p text:style-name="P180"/>
      <text:p text:style-name="P183">Input para output NOT OK</text:p>
      <text:p text:style-name="P183"/>
      <text:p text:style-name="P64"><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
      <text:p text:style-name="P183">Output NOT OK</text:p>
      <text:p text:style-name="P183"/>
      <text:p text:style-name="P183">{"error":"insuficient information"}</text:p>
      <text:p text:style-name="P183"/>
      <text:p text:style-name="P183"/>
      <text:list xml:id="list194949024361623" text:continue-numbering="true" text:style-name="L5">
        <text:list-item>
          <text:p text:style-name="P458"><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9"/>
      <text:p text:style-name="P178"/>
      <text:p text:style-name="P299"><text:span text:style-name="T243">Modificar de un usuario existente,</text:span> el <text:span text:style-name="T6">valor del </text:span>campo <text:span text:style-name="T7">nombre</text:span> mal definido sintáctica <text:span text:style-name="T217">o semánticamente</text:span>:</text:p>
      <text:p text:style-name="P196"/>
      <text:p text:style-name="P196"/>
      <text:list xml:id="list2064440762" text:style-name="L6">
        <text:list-item>
          <text:p text:style-name="P466"><text:soft-page-break/></text:p>
        </text:list-item>
      </text:list>
      <text:p text:style-name="P230"/>
      <text:p text:style-name="P231">Input para output NOT OK</text:p>
      <text:p text:style-name="P231"/>
      <text:p text:style-name="P89"><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29"/>
      <text:list xml:id="list194947856483620" text:continue-numbering="true" text:style-name="L6">
        <text:list-item>
          <text:p text:style-name="P466"/>
        </text:list-item>
      </text:list>
      <text:p text:style-name="P230"/>
      <text:p text:style-name="P231">Input para output NOT OK</text:p>
      <text:p text:style-name="P232"/>
      <text:p text:style-name="P89"><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0"/>
      <text:list xml:id="list194948588156616" text:continue-numbering="true" text:style-name="L6">
        <text:list-item>
          <text:p text:style-name="P466"/>
        </text:list-item>
      </text:list>
      <text:p text:style-name="P230"/>
      <text:p text:style-name="P225"><text:span text:style-name="T212">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3"/>
      <text:p text:style-name="P373">{"error":"Not found-&gt;User name not found"}</text:p>
      <text:p text:style-name="P231"/>
      <text:p text:style-name="P231"/>
      <text:p text:style-name="P231">Input para output NOT OK</text:p>
      <text:p text:style-name="P231"><text:soft-page-break/></text:p>
      <text:p text:style-name="P89"><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231"/>
      <text:p text:style-name="P231"/>
      <text:p text:style-name="P230"><text:tab/>{"error":"User not found-&gt;Null or incorrect ID user"}</text:p>
      <text:p text:style-name="P230"/>
      <text:p text:style-name="P230"/>
      <text:list xml:id="list194947580971860" text:continue-numbering="true" text:style-name="L6">
        <text:list-item>
          <text:p text:style-name="P459"><text:span text:style-name="T175">Al p</text:span><text:span text:style-name="T169">oner </text:span><text:span text:style-name="T176">el valor del</text:span><text:span text:style-name="T169"> nombre o etiqueta de campo </text:span><text:span text:style-name="T178">nombre</text:span><text:span text:style-name="T169"> </text:span><text:span text:style-name="T175">de usuario,</text:span><text:span text:style-name="T169"> bien definido sintácticamente y mal definido semánticamente </text:span><text:span text:style-name="T177">(es decir </text:span><text:span text:style-name="T179">nombre de usuario</text:span><text:span text:style-name="T177"> inexistente en base de datos)</text:span><text:span text:style-name="T169">, </text:span><text:span text:style-name="T175">pero bien definido sintáctica y semánticamente el </text:span><text:span text:style-name="T179">id</text:span><text:span text:style-name="T175"> del usuario, no se espera error. Se busca el usuario por su </text:span><text:span text:style-name="T179">id</text:span><text:span text:style-name="T175"> y el </text:span><text:span text:style-name="T176">valor del </text:span><text:span text:style-name="T175">campo </text:span><text:span text:style-name="T179">nombre </text:span><text:span text:style-name="T180">de usuario</text:span><text:span text:style-name="T175"> mal definido es omitido para el servidor</text:span></text:p>
          <text:p text:style-name="P466"/>
        </text:list-item>
      </text:list>
      <text:p text:style-name="P195"/>
      <text:p text:style-name="P299"><text:span text:style-name="T243">Modificar de un usuario existente,</text:span> el campo <text:span text:style-name="T8">contraseña</text:span> mal definido sintácticamente:</text:p>
      <text:p text:style-name="P196"/>
      <text:list xml:id="list2881907667" text:style-name="L7">
        <text:list-item>
          <text:p text:style-name="P467"/>
        </text:list-item>
      </text:list>
      <text:p text:style-name="P233"/>
      <text:p text:style-name="P235">Input para output NOT OK</text:p>
      <text:p text:style-name="P235"/>
      <text:p text:style-name="P92"><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35"/>
      <text:p text:style-name="P235">Output NOT OK</text:p>
      <text:p text:style-name="P235"/>
      <text:p text:style-name="P92"><text:tab/>{</text:p>
      <text:p text:style-name="P1"><text:span text:style-name="T18"><text:tab/>"timestamp"</text:span>: <text:span text:style-name="T47">"2021-07-06T20:17:16.154+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3"/>
      <text:p text:style-name="P233"/>
      <text:list xml:id="list194948878683584" text:continue-numbering="true" text:style-name="L7">
        <text:list-item>
          <text:p text:style-name="P467"/>
        </text:list-item>
      </text:list>
      <text:p text:style-name="P233"/>
      <text:p text:style-name="P236">Input para output NOT OK</text:p>
      <text:p text:style-name="P236"><text:soft-page-break/></text:p>
      <text:p text:style-name="P93"><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6"><text:tab/>}</text:p>
      <text:p text:style-name="P236"/>
      <text:p text:style-name="P236">Output NOT OK</text:p>
      <text:p text:style-name="P236"/>
      <text:p text:style-name="P93"><text:tab/>{</text:p>
      <text:p text:style-name="P14"><text:span text:style-name="T18"><text:tab/>"timestamp"</text:span>: <text:span text:style-name="T47">"2021-07-06T20:17:16.154+00:00"</text:span>,</text:p>
      <text:p text:style-name="P14"><text:span text:style-name="T18"><text:tab/>"status"</text:span>: <text:span text:style-name="T184">400</text:span>,</text:p>
      <text:p text:style-name="P14"><text:span text:style-name="T18"><text:tab/>"error"</text:span>: <text:span text:style-name="T47">"Bad Request"</text:span>,</text:p>
      <text:p text:style-name="P14"><text:span text:style-name="T18"><text:tab/>"path"</text:span>: <text:span text:style-name="T47">"/user/update"</text:span></text:p>
      <text:p text:style-name="P93"><text:tab/>}</text:p>
      <text:p text:style-name="P203"/>
      <text:p text:style-name="P195"/>
      <text:p text:style-name="P195"/>
      <text:p text:style-name="P195"/>
      <text:p text:style-name="P300"><text:span text:style-name="T33">Modificar de un usuario existente,</text:span><text:span text:style-name="T27"> el </text:span><text:span text:style-name="T31">valor del </text:span><text:span text:style-name="T27">campo </text:span><text:span text:style-name="T32">contraseña</text:span><text:span text:style-name="T27"> mal definido sintácticamente:</text:span></text:p>
      <text:p text:style-name="P84"/>
      <text:p text:style-name="P84"/>
      <text:p text:style-name="P97">Input para output NOT OK</text:p>
      <text:p text:style-name="P97"/>
      <text:p text:style-name="P98">{</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p>
      <text:p text:style-name="P97"/>
      <text:p text:style-name="P97">Output NOT OK</text:p>
      <text:p text:style-name="P195"/>
      <text:p text:style-name="P85">{</text:p>
      <text:p text:style-name="P1"><text:span text:style-name="T18">"timestamp"</text:span>: <text:span text:style-name="T47">"2021-07-07T20:45:25.134+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95"/>
      <text:p text:style-name="P299"><text:span text:style-name="T243">Modificar de un usuario existente,</text:span> el campo <text:span text:style-name="T9">roles </text:span>mal definido sintácticamente:</text:p>
      <text:p text:style-name="P196"/>
      <text:list xml:id="list4203432062" text:style-name="L8">
        <text:list-item>
          <text:p text:style-name="P468"/>
        </text:list-item>
      </text:list>
      <text:p text:style-name="P238"/>
      <text:p text:style-name="P241">Input para output NOT OK</text:p>
      <text:p text:style-name="P241"/>
      <text:p text:style-name="P105"><text:soft-page-break/><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41"/>
      <text:p text:style-name="P241"/>
      <text:p text:style-name="P241">Output NOT OK</text:p>
      <text:p text:style-name="P241"/>
      <text:p text:style-name="P105"><text:tab/>{</text:p>
      <text:p text:style-name="P1"><text:span text:style-name="T18"><text:tab/>"timestamp"</text:span>: <text:span text:style-name="T47">"2021-07-07T19:38:47.14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8"/>
      <text:p text:style-name="P238"/>
      <text:p text:style-name="P238"/>
      <text:p text:style-name="P238"/>
      <text:p text:style-name="P238"/>
      <text:list xml:id="list194947372600775" text:continue-numbering="true" text:style-name="L8">
        <text:list-item>
          <text:p text:style-name="P468"/>
        </text:list-item>
      </text:list>
      <text:p text:style-name="P238"/>
      <text:p text:style-name="P242">Input para output NOT OK</text:p>
      <text:p text:style-name="P240"/>
      <text:p text:style-name="P106"><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4"><text:tab/>}</text:p>
      <text:p text:style-name="P242"/>
      <text:p text:style-name="P242">Output NOT OK</text:p>
      <text:p text:style-name="P238"/>
      <text:p text:style-name="P106"><text:tab/>{</text:p>
      <text:p text:style-name="P42"><text:span text:style-name="T18"><text:tab/>"timestamp"</text:span>: <text:span text:style-name="T47">"2021-07-07T19:38:47.147+00:00"</text:span>,</text:p>
      <text:p text:style-name="P42"><text:span text:style-name="T18"><text:tab/>"status"</text:span>: <text:span text:style-name="T184">400</text:span>,</text:p>
      <text:p text:style-name="P42"><text:span text:style-name="T18"><text:tab/>"error"</text:span>: <text:span text:style-name="T47">"Bad Request"</text:span>,</text:p>
      <text:p text:style-name="P42"><text:span text:style-name="T18"><text:tab/>"path"</text:span>: <text:span text:style-name="T47">"/user/update"</text:span></text:p>
      <text:p text:style-name="P42"><text:tab/>}</text:p>
      <text:p text:style-name="P239"/>
      <text:p text:style-name="P299"><text:span text:style-name="T243">Modificar de un usuario existente,</text:span> el <text:span text:style-name="T6">valor del </text:span>campo <text:span text:style-name="T9">roles</text:span> mal definido sintácticamente <text:span text:style-name="T10">o semánticamente</text:span>:</text:p>
      <text:p text:style-name="P196"/>
      <text:list xml:id="list194947325580125" text:continue-list="list194948891157272" text:style-name="L2">
        <text:list-item>
          <text:p text:style-name="P464"><text:span text:style-name="T11">Modificar</text:span> campo id de rol, mal definido sintácticamente:</text:p>
        </text:list-item>
      </text:list>
      <text:p text:style-name="P209"/>
      <text:p text:style-name="P243">Input para output NOT OK</text:p>
      <text:p text:style-name="P243"/>
      <text:p text:style-name="P107"><text:tab/>{</text:p>
      <text:p text:style-name="P2"><text:span text:style-name="T18"><text:tab/>"name"</text:span>:<text:span text:style-name="T47">"rootmod"</text:span>,</text:p>
      <text:p text:style-name="P2"><text:soft-page-break/><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43"/>
      <text:p text:style-name="P243"/>
      <text:p text:style-name="P243">Output NOT OK</text:p>
      <text:p text:style-name="P209"/>
      <text:p text:style-name="P80"><text:tab/>{</text:p>
      <text:p text:style-name="P1"><text:span text:style-name="T18"><text:tab/>"timestamp"</text:span>: <text:span text:style-name="T47">"2021-07-07T19:44:59.45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p text:style-name="P209"/>
      <text:p text:style-name="P209"/>
      <text:p text:style-name="P209"/>
      <text:p text:style-name="P209"/>
      <text:p text:style-name="P209"/>
      <text:p text:style-name="P209"/>
      <text:list xml:id="list194947789527420" text:continue-numbering="true" text:style-name="L2">
        <text:list-item>
          <text:p text:style-name="P464"><text:span text:style-name="T11">Modificar</text:span> el valor del campo id de rol, mal definido sintácticamente:</text:p>
        </text:list-item>
      </text:list>
      <text:p text:style-name="P209"/>
      <text:p text:style-name="P247">Input para output NOT OK</text:p>
      <text:p text:style-name="P247"/>
      <text:p text:style-name="P108"><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7"/>
      <text:p text:style-name="P247">Output NOT OK</text:p>
      <text:p text:style-name="P209"/>
      <text:p text:style-name="P209"/>
      <text:p text:style-name="P80"><text:tab/>{</text:p>
      <text:p text:style-name="P1"><text:span text:style-name="T18"><text:tab/>"timestamp"</text:span>: <text:span text:style-name="T47">"2021-07-07T19:49:54.359+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list xml:id="list194947393503556" text:continue-numbering="true" text:style-name="L2">
        <text:list-item>
          <text:p text:style-name="P469">Modificar el valor del campo id de rol, mal definido semánticamente (inexistente en base de datos) sin definir nombre de rol:</text:p>
        </text:list-item>
      </text:list>
      <text:p text:style-name="P244"/>
      <text:p text:style-name="P248">Input para output NOT OK</text:p>
      <text:p text:style-name="P249"/>
      <text:p text:style-name="P109"><text:tab/>{</text:p>
      <text:p text:style-name="P2"><text:span text:style-name="T18"><text:tab/>"name"</text:span>:<text:span text:style-name="T47">"rootmod"</text:span>,</text:p>
      <text:p text:style-name="P2"><text:soft-page-break/><text:span text:style-name="T18"><text:tab/>"roles"</text:span>:[{<text:span text:style-name="T18">"id"</text:span>:<text:span text:style-name="T184">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8"/>
      <text:p text:style-name="P248">Output NOT OK</text:p>
      <text:p text:style-name="P245"/>
      <text:p text:style-name="P245"/>
      <text:p text:style-name="P245">{"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5"/>
      <text:p text:style-name="P245"/>
      <text:p text:style-name="P245"/>
      <text:p text:style-name="P245"/>
      <text:p text:style-name="P245"/>
      <text:p text:style-name="P245"/>
      <text:p text:style-name="P245"/>
      <text:p text:style-name="P245"/>
      <text:p text:style-name="P245"/>
      <text:p text:style-name="P245"/>
      <text:list xml:id="list194949060834885" text:continue-numbering="true" text:style-name="L2">
        <text:list-item>
          <text:p text:style-name="P464"><text:span text:style-name="T11">Modificar</text:span> campo nombre de rol, mal definido sintácticamente:</text:p>
        </text:list-item>
      </text:list>
      <text:p text:style-name="P209"/>
      <text:p text:style-name="P255">Input para output NOT OK</text:p>
      <text:p text:style-name="P255"/>
      <text:p text:style-name="P95"><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7"/>
      <text:p text:style-name="P255"/>
      <text:p text:style-name="P94">Output NOT OK</text:p>
      <text:p text:style-name="P253"/>
      <text:p text:style-name="P110"><text:tab/>{</text:p>
      <text:p text:style-name="P2"><text:span text:style-name="T18"><text:tab/>"timestamp"</text:span>: <text:span text:style-name="T47">"2021-07-07T20:13:23.725+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0"/>
      <text:p text:style-name="P209"/>
      <text:list xml:id="list194947980737059" text:continue-numbering="true" text:style-name="L2">
        <text:list-item>
          <text:p text:style-name="P464"><text:span text:style-name="T11">Modificar</text:span> el valor del campo nombre de rol, mal definido sintácticamente:</text:p>
        </text:list-item>
      </text:list>
      <text:p text:style-name="P209"/>
      <text:p text:style-name="P209"/>
      <text:p text:style-name="P251">Input para output NOT OK</text:p>
      <text:p text:style-name="P251"/>
      <text:p text:style-name="P111"><text:tab/>{</text:p>
      <text:p text:style-name="P43"><text:soft-page-break/><text:span text:style-name="T18"><text:tab/>"name"</text:span>:<text:span text:style-name="T47">"rootmod"</text:span>,</text:p>
      <text:p text:style-name="P43"><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2"/>
      <text:p text:style-name="P251">Output NOT OK</text:p>
      <text:p text:style-name="P251"/>
      <text:p text:style-name="P252"/>
      <text:p text:style-name="P111"><text:tab/>{</text:p>
      <text:p text:style-name="P17"><text:span text:style-name="T18"><text:tab/>"timestamp"</text:span>: <text:span text:style-name="T47">"2021-07-07T20:06:52.433+00:00"</text:span>,</text:p>
      <text:p text:style-name="P17"><text:span text:style-name="T18"><text:tab/>"status"</text:span>: <text:span text:style-name="T184">400</text:span>,</text:p>
      <text:p text:style-name="P17"><text:span text:style-name="T18"><text:tab/>"error"</text:span>: <text:span text:style-name="T47">"Bad Request"</text:span>,</text:p>
      <text:p text:style-name="P17"><text:span text:style-name="T18"><text:tab/>"path"</text:span>: <text:span text:style-name="T47">"/user/update"</text:span></text:p>
      <text:p text:style-name="P95"><text:tab/>}</text:p>
      <text:p text:style-name="P209"/>
      <text:p text:style-name="P209"/>
      <text:p text:style-name="P209"/>
      <text:p text:style-name="P209"/>
      <text:p text:style-name="P209"/>
      <text:p text:style-name="P209"/>
      <text:p text:style-name="P209"/>
      <text:list xml:id="list194948826979455" text:continue-numbering="true" text:style-name="L2">
        <text:list-item>
          <text:p text:style-name="P464"><text:span text:style-name="T11">Modificar</text:span> campo descripción de rol, mal definido sintácticamente:</text:p>
        </text:list-item>
      </text:list>
      <text:p text:style-name="P209"/>
      <text:p text:style-name="P209"/>
      <text:p text:style-name="P254">Input para output NOT OK</text:p>
      <text:p text:style-name="P254"/>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4"/>
      <text:p text:style-name="P254">Output NOT OK</text:p>
      <text:p text:style-name="P254"/>
      <text:p text:style-name="P96"><text:tab/>{</text:p>
      <text:p text:style-name="P2"><text:span text:style-name="T18"><text:tab/>"timestamp"</text:span>: <text:span text:style-name="T47">"2021-07-07T20:15:15.303+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4"/>
      <text:list xml:id="list194949257271014" text:continue-numbering="true" text:style-name="L2">
        <text:list-item>
          <text:p text:style-name="P464"><text:span text:style-name="T11">Modificar</text:span> el valor del campo descripción de rol, mal definido sintácticamente:</text:p>
        </text:list-item>
      </text:list>
      <text:p text:style-name="P209"/>
      <text:p text:style-name="P254">Input para output NOT OK</text:p>
      <text:p text:style-name="P256"/>
      <text:p text:style-name="P96"><text:tab/>{</text:p>
      <text:p text:style-name="P2"><text:span text:style-name="T18"><text:tab/>"name"</text:span>:<text:span text:style-name="T47">"rootmod"</text:span>,</text:p>
      <text:p text:style-name="P2"><text:soft-page-break/><text:span text:style-name="T18"><text:tab/>"roles"</text:span>:[{<text:span text:style-name="T18">"nameRole:""delete"</text:span>, <text:span text:style-name="T18">"description"</text:span>:permission for delete user<text:span text:style-name="T47">",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4"/>
      <text:p text:style-name="P254"/>
      <text:p text:style-name="P254">Output NOT OK</text:p>
      <text:p text:style-name="P254"/>
      <text:p text:style-name="P96"><text:tab/>{</text:p>
      <text:p text:style-name="P1"><text:span text:style-name="T18"><text:tab/>"timestamp"</text:span>: <text:span text:style-name="T47">"2021-07-07T20:16:31.49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4"/>
      <text:p text:style-name="P256"/>
      <text:p text:style-name="P237"/>
      <text:p text:style-name="P138">OUTPUTS WARNINGS:</text:p>
      <text:p text:style-name="P138"/>
      <text:list xml:id="list194947926518714" text:continue-numbering="true" text:style-name="L2">
        <text:list-header>
          <text:p text:style-name="P476"/>
        </text:list-header>
      </text:list>
      <text:p text:style-name="P447"><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80"/>
      <text:p text:style-name="P258">Input para output WARNINGS</text:p>
      <text:p text:style-name="P261"/>
      <text:p text:style-name="P122">{</text:p>
      <text:p text:style-name="P2"><text:span text:style-name="T18">"name"</text:span>:<text:span text:style-name="T47">"newuser"</text:span>,</text:p>
      <text:p text:style-name="P2"><text:span text:style-name="T18">"roles"</text:span>:[{<text:span text:style-name="T18">"nameRole"</text:span>:<text:span text:style-name="T47">"add"</text:span>}]</text:p>
      <text:p text:style-name="P2">}</text:p>
      <text:p text:style-name="P258"/>
      <text:p text:style-name="P258">Output WARNING</text:p>
      <text:p text:style-name="P258"/>
      <text:p text:style-name="P261">{"warnings":[{"warning":"Incorrect or missing user password"}]}</text:p>
      <text:list xml:id="list2120167379" text:style-name="L9">
        <text:list-header>
          <text:p text:style-name="P470"/>
        </text:list-header>
      </text:list>
      <text:p text:style-name="P449"><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34"/>
      <text:p text:style-name="P198"/>
      <text:p text:style-name="P258">Input para output WARNINGS</text:p>
      <text:p text:style-name="P258"><text:soft-page-break/></text:p>
      <text:p text:style-name="P122">{</text:p>
      <text:p text:style-name="P2"><text:span text:style-name="T18">"name"</text:span>:<text:span text:style-name="T47">"newuser"</text:span>,</text:p>
      <text:p text:style-name="P2"><text:span text:style-name="T18">"password"</text:span>:<text:span text:style-name="T47">"pass"</text:span></text:p>
      <text:p text:style-name="P2">}</text:p>
      <text:p text:style-name="P258"/>
      <text:p text:style-name="P258">Output WARNING</text:p>
      <text:p text:style-name="P258"/>
      <text:p text:style-name="P198">{"warnings":[{"warning":"Incorrect or missing user roles"}]}</text:p>
      <text:p text:style-name="P14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ELETE <text:span text:style-name="T102">USER</text:span>:</text:p>
      <text:p text:style-name="P139"/>
      <text:p text:style-name="P133">OUTPUTS OK:</text:p>
      <text:p text:style-name="P221"/>
      <text:p text:style-name="P317"><text:span text:style-name="T229">Eliminar usuario existente definiendo sintáctica y semánticamente </text:span><text:span text:style-name="T230">correcto </text:span><text:span text:style-name="T229">sólo id, </text:span><text:span text:style-name="T228">con endpoint </text:span><text:span text:style-name="T120">http://localhost:8040/user/</text:span><text:span text:style-name="T152">delete</text:span><text:span text:style-name="T120">/</text:span><text:span text:style-name="T123">{id}</text:span><text:span text:style-name="T87">:</text:span></text:p>
      <text:p text:style-name="P187"/>
      <text:p text:style-name="P187"/>
      <text:p text:style-name="P437"><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09">:</text:span></text:p>
      <text:p text:style-name="P374"/>
      <text:p text:style-name="P374">{"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7"/>
      <text:p text:style-name="P438"><text:span text:style-name="T65">endpoint</text:span><text:span text:style-name="T66"> para output </text:span><text:span text:style-name="T67">OK </text:span><text:span text:style-name="T117">http://localhost:8040/user/</text:span><text:span text:style-name="T119">delete</text:span><text:span text:style-name="T117">/</text:span><text:span text:style-name="T118">25</text:span></text:p>
      <text:p text:style-name="P323"/>
      <text:p text:style-name="P323"/>
      <text:p text:style-name="P186"><text:span text:style-name="T143">Get </text:span><text:span text:style-name="T144">posterior</text:span><text:span text:style-name="T143"> a </text:span><text:span text:style-name="T145">delete</text:span><text:span text:style-name="T143"> con enpoints </text:span><text:span text:style-name="T153">http://localhost:8040/user/get/name/nameusermod</text:span><text:span text:style-name="T145">:</text:span></text:p>
      <text:p text:style-name="P259"/>
      <text:p text:style-name="P259">{"error":"Not found-&gt;User name not found"}</text:p>
      <text:p text:style-name="P187"/>
      <text:p text:style-name="P187"/>
      <text:p text:style-name="P320"><text:span text:style-name="T93">Eliminar usuario existente definiendo sintáctica y semánticamente </text:span><text:span text:style-name="T94">correcto </text:span><text:span text:style-name="T93">id </text:span><text:span text:style-name="T95">de usuario</text:span><text:span text:style-name="T93">, </text:span><text:span text:style-name="T92">con endpoint </text:span><text:span text:style-name="T124">http://localhost:8040/user/</text:span><text:span text:style-name="T125">delete</text:span></text:p>
      <text:p text:style-name="P345"><text:soft-page-break/></text:p>
      <text:p text:style-name="P435"><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3">username</text:span><text:span text:style-name="T107">:</text:span></text:p>
      <text:p text:style-name="P375"/>
      <text:p text:style-name="P355">{"name":"username", "date":"2021-07-05", "roles":[]}</text:p>
      <text:p text:style-name="P375"/>
      <text:p text:style-name="P184"><text:span text:style-name="T148">Input </text:span><text:span text:style-name="T149">para output OK</text:span></text:p>
      <text:p text:style-name="P350"/>
      <text:p text:style-name="P341">{</text:p>
      <text:p text:style-name="P2"><text:span text:style-name="T18">"id"</text:span>:<text:span text:style-name="T184">27</text:span></text:p>
      <text:p text:style-name="P2">}</text:p>
      <text:p text:style-name="P190"/>
      <text:p text:style-name="P439"><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6"/>
      <text:p text:style-name="P376">{"error":"Not found-&gt;User name not found"}</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18"><text:span text:style-name="T229">Eliminar usuario existente definiendo sintáctica y semánticamente </text:span><text:span text:style-name="T230">correcto </text:span><text:span text:style-name="T231">nombre de usuario</text:span><text:span text:style-name="T229">, </text:span><text:span text:style-name="T228">con endpoint </text:span><text:span text:style-name="T150">http://localhost:8040/user/</text:span><text:span text:style-name="T151">delete</text:span></text:p>
      <text:p text:style-name="P346"/>
      <text:p text:style-name="P436"><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4">nameofuser</text:span><text:span text:style-name="T107">:</text:span></text:p>
      <text:p text:style-name="P377"/>
      <text:p text:style-name="P356">{"name":"nameofuser", "date":"2021-07-07", "roles":[]}</text:p>
      <text:p text:style-name="P377"/>
      <text:p text:style-name="P185"><text:span text:style-name="T148">Input </text:span><text:span text:style-name="T149">para output OK</text:span></text:p>
      <text:p text:style-name="P351"/>
      <text:p text:style-name="P342">{</text:p>
      <text:p text:style-name="P18"><text:span text:style-name="T18">"</text:span><text:span text:style-name="T24">name</text:span><text:span text:style-name="T18">"</text:span>:<text:span text:style-name="T184"> “</text:span><text:span text:style-name="T185">nameofuser</text:span><text:span text:style-name="T184">”</text:span></text:p>
      <text:p text:style-name="P18">}</text:p>
      <text:p text:style-name="P188"/>
      <text:p text:style-name="P436"><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7"/>
      <text:p text:style-name="P377">{"error":"Not found-&gt;User name not found"}</text:p>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3">OUTPUTS NOT OK:</text:p>
      <text:p text:style-name="P221"/>
      <text:p text:style-name="P294"><text:span text:style-name="T233">Definir incorrectamente el</text:span> endpoint:</text:p>
      <text:p text:style-name="P352"/>
      <text:p text:style-name="P349"/>
      <text:list xml:id="list952576136" text:style-name="L10">
        <text:list-item>
          <text:p text:style-name="P451"><text:span text:style-name="T115">Endpoint </text:span><text:span text:style-name="T111">http://localhost:8040/user/</text:span><text:span text:style-name="T116">delete</text:span><text:span text:style-name="T111">/“</text:span><text:span text:style-name="T115">30</text:span><text:span text:style-name="T111">”</text:span></text:p>
        </text:list-item>
      </text:list>
      <text:p text:style-name="P347"/>
      <text:p text:style-name="P347"/>
      <text:p text:style-name="P349">Output NOT OK</text:p>
      <text:p text:style-name="P349"/>
      <text:p text:style-name="P343"><text:tab/>{</text:p>
      <text:p text:style-name="P2"><text:span text:style-name="T18"><text:tab/>"timestamp"</text:span>: <text:span text:style-name="T47">"2021-07-07T21:42:17.958+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48"/>
      <text:list xml:id="list194947572367817" text:continue-numbering="true" text:style-name="L10">
        <text:list-item>
          <text:p text:style-name="P451"><text:span text:style-name="T64">Endpoint </text:span><text:span text:style-name="T111">http://localhost:8040/user/</text:span><text:span text:style-name="T116">delet</text:span></text:p>
        </text:list-item>
      </text:list>
      <text:p text:style-name="P387"/>
      <text:p text:style-name="P353"/>
      <text:p text:style-name="P349">Output NOT OK</text:p>
      <text:p text:style-name="P344"><text:tab/>{</text:p>
      <text:p text:style-name="P1"><text:span text:style-name="T18"><text:tab/>"timestamp"</text:span>: <text:span text:style-name="T47">"2021-07-07T21:44:02.619+00:00"</text:span>,</text:p>
      <text:p text:style-name="P1"><text:span text:style-name="T18"><text:tab/>"status"</text:span>: <text:span text:style-name="T184">404</text:span>,</text:p>
      <text:p text:style-name="P1"><text:span text:style-name="T18"><text:tab/>"error"</text:span>: <text:span text:style-name="T47">"Not Found"</text:span>,</text:p>
      <text:p text:style-name="P1"><text:span text:style-name="T18"><text:tab/>"path"</text:span>: <text:span text:style-name="T47">"/user/delet"</text:span></text:p>
      <text:p text:style-name="P1"><text:soft-page-break/><text:tab/>}</text:p>
      <text:p text:style-name="P353"/>
      <text:p text:style-name="P187"/>
      <text:p text:style-name="P295">Insertar <text:span text:style-name="T14">body</text:span> <text:span text:style-name="T15">vacío </text:span><text:span text:style-name="T234">usando endpoint de </text:span><text:span text:style-name="T16">delete sin id como parámetro:</text:span></text:p>
      <text:p text:style-name="P189"/>
      <text:p text:style-name="P189"/>
      <text:p text:style-name="P263">Output NOT OK</text:p>
      <text:p text:style-name="P263"/>
      <text:p text:style-name="P112">{</text:p>
      <text:p text:style-name="P2"><text:span text:style-name="T18">"timestamp"</text:span>: <text:span text:style-name="T47">"2021-07-07T21:47:15.338+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63"/>
      <text:p text:style-name="P263"/>
      <text:p text:style-name="P263"/>
      <text:p text:style-name="P263"/>
      <text:p text:style-name="P263"/>
      <text:p text:style-name="P263"/>
      <text:p text:style-name="P263"/>
      <text:p text:style-name="P263"/>
      <text:p text:style-name="P187"/>
      <text:p text:style-name="P187"/>
      <text:p text:style-name="P312">Eliminar usuario inexistente <text:span text:style-name="T12">definiendo sintáctica</text:span><text:span text:style-name="T13">mente correcto </text:span><text:span text:style-name="T237">el </text:span><text:span text:style-name="T12">id </text:span><text:span text:style-name="T232">de usuario </text:span><text:span text:style-name="T235">en el endpoint:</text:span></text:p>
      <text:p text:style-name="P264"/>
      <text:p text:style-name="P264"/>
      <text:p text:style-name="P289"><text:span text:style-name="T222">Endpoin</text:span><text:span text:style-name="T86">t: </text:span><text:span text:style-name="T122">http://localhost:8040/user/delete/100</text:span></text:p>
      <text:p text:style-name="P264"/>
      <text:p text:style-name="P264"/>
      <text:p text:style-name="P268">Output NOT OK</text:p>
      <text:p text:style-name="P268"/>
      <text:p text:style-name="P268">{"error":"org.springframework.dao.EmptyResultDataAccessException: No class com.example.demo.entity.EUser entity with id 100 exists!"}</text:p>
      <text:p text:style-name="P268"/>
      <text:p text:style-name="P313">Eliminar usuario inexistente <text:span text:style-name="T12">definiendo sintáctica</text:span><text:span text:style-name="T13">mente correcto </text:span><text:span text:style-name="T12">id </text:span><text:span text:style-name="T232">de usuario, </text:span><text:span text:style-name="T236">con id definido en el input</text:span><text:span text:style-name="T12">:</text:span></text:p>
      <text:p text:style-name="P265"/>
      <text:p text:style-name="P267"><text:span text:style-name="T237">Endpoin</text:span><text:span text:style-name="T91">t: </text:span><text:span text:style-name="T121">http://localhost:8040/user/delete</text:span></text:p>
      <text:p text:style-name="P265"/>
      <text:p text:style-name="P271">Input para output NOT OK</text:p>
      <text:p text:style-name="P271"/>
      <text:p text:style-name="P113">{</text:p>
      <text:p text:style-name="P2"><text:span text:style-name="T18">"id"</text:span>:<text:span text:style-name="T184">100</text:span></text:p>
      <text:p text:style-name="P2">}</text:p>
      <text:p text:style-name="P265"/>
      <text:p text:style-name="P269">Output NOT OK</text:p>
      <text:p text:style-name="P269"/>
      <text:p text:style-name="P269">{"error":"Excepcted ID user-&gt;ID user is null"}</text:p>
      <text:p text:style-name="P269"/>
      <text:p text:style-name="P269"><text:soft-page-break/></text:p>
      <text:p text:style-name="P314">Eliminar usuario inexistente <text:span text:style-name="T12">definiendo sintáctica</text:span><text:span text:style-name="T13">mente correcto </text:span><text:span text:style-name="T238">nombre</text:span><text:span text:style-name="T12"> </text:span><text:span text:style-name="T232">de usuario:</text:span></text:p>
      <text:p text:style-name="P354"/>
      <text:p text:style-name="P266"/>
      <text:p text:style-name="P272">Input para output NOT OK</text:p>
      <text:p text:style-name="P272"/>
      <text:p text:style-name="P114">{</text:p>
      <text:p text:style-name="P19"><text:span text:style-name="T18">"</text:span><text:span text:style-name="T25">name</text:span><text:span text:style-name="T18">"</text:span>:<text:span text:style-name="T184"> “</text:span><text:span text:style-name="T186">asd</text:span><text:span text:style-name="T184">”</text:span></text:p>
      <text:p text:style-name="P19">}</text:p>
      <text:p text:style-name="P273"/>
      <text:p text:style-name="P266"/>
      <text:p text:style-name="P270">Output NOT OK</text:p>
      <text:p text:style-name="P270"/>
      <text:p text:style-name="P270">{"error":"User not found-&gt;user is null"}</text:p>
      <text:p text:style-name="P269"/>
      <text:p text:style-name="P191"/>
      <text:p text:style-name="P191"/>
      <text:p text:style-name="P191"/>
      <text:p text:style-name="P191"/>
      <text:p text:style-name="P191"/>
      <text:p text:style-name="P191"/>
      <text:p text:style-name="P191"/>
      <text:p text:style-name="P191"/>
      <text:p text:style-name="P301"><text:span text:style-name="T17">Eliminar usuario existente con</text:span> el campo <text:span text:style-name="T7">nombre</text:span> mal definido sintácticamente:</text:p>
      <text:p text:style-name="P199"/>
      <text:p text:style-name="P199"/>
      <text:p text:style-name="P276">Intput para output NOT OK</text:p>
      <text:p text:style-name="P274"/>
      <text:p text:style-name="P115">{</text:p>
      <text:p text:style-name="P2"><text:span text:style-name="T18">"name:"</text:span>user<text:span text:style-name="T18">"</text:span></text:p>
      <text:p text:style-name="P442">}</text:p>
      <text:p text:style-name="P274"/>
      <text:p text:style-name="P276">Output NOT OK</text:p>
      <text:p text:style-name="P276"/>
      <text:p text:style-name="P115">{</text:p>
      <text:p text:style-name="P2"><text:span text:style-name="T18">"timestamp"</text:span>: <text:span text:style-name="T47">"2021-07-07T22:02:23.99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04"/>
      <text:p text:style-name="P301"><text:span text:style-name="T17">Eliminar usuario existente con</text:span> el <text:span text:style-name="T6">valor del </text:span>campo <text:span text:style-name="T7">nombre</text:span> mal definido sintácticamente:</text:p>
      <text:p text:style-name="P199"/>
      <text:p text:style-name="P200"/>
      <text:p text:style-name="P277">Intput para output NOT OK</text:p>
      <text:p text:style-name="P275"/>
      <text:p text:style-name="P116">{</text:p>
      <text:p text:style-name="P20"><text:span text:style-name="T18">"name":</text:span>user<text:span text:style-name="T18">"</text:span></text:p>
      <text:p text:style-name="P443">}</text:p>
      <text:p text:style-name="P275"><text:soft-page-break/></text:p>
      <text:p text:style-name="P277">Output NOT OK</text:p>
      <text:p text:style-name="P277"/>
      <text:p text:style-name="P116">{</text:p>
      <text:p text:style-name="P20"><text:span text:style-name="T18">"timestamp"</text:span>: <text:span text:style-name="T47">"2021-07-07T22:02:23.996+00:00"</text:span>,</text:p>
      <text:p text:style-name="P20"><text:span text:style-name="T18">"status"</text:span>: <text:span text:style-name="T184">400</text:span>,</text:p>
      <text:p text:style-name="P20"><text:span text:style-name="T18">"error"</text:span>: <text:span text:style-name="T47">"Bad Request"</text:span>,</text:p>
      <text:p text:style-name="P20"><text:span text:style-name="T18">"path"</text:span>: <text:span text:style-name="T47">"/user/delete"</text:span></text:p>
      <text:p text:style-name="P117">}</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21T19:49:31.124010133</dc:date>
    <meta:editing-duration>P2DT20H25M24S</meta:editing-duration>
    <meta:editing-cycles>447</meta:editing-cycles>
    <meta:generator>LibreOffice/7.1.3.2$Linux_X86_64 LibreOffice_project/10$Build-2</meta:generator>
    <meta:document-statistic meta:table-count="0" meta:image-count="0" meta:object-count="0" meta:page-count="36" meta:paragraph-count="752" meta:word-count="3911" meta:character-count="36734" meta:non-whitespace-character-count="33089"/>
  </office:meta>
</office:document-meta>
</file>